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519cm"/>
    </style:style>
    <style:style style:name="co2" style:family="table-column">
      <style:table-column-properties fo:break-before="auto" style:column-width="6.262cm"/>
    </style:style>
    <style:style style:name="co3" style:family="table-column">
      <style:table-column-properties fo:break-before="auto" style:column-width="6.576cm"/>
    </style:style>
    <style:style style:name="co4" style:family="table-column">
      <style:table-column-properties fo:break-before="auto" style:column-width="9.028cm"/>
    </style:style>
    <style:style style:name="co5" style:family="table-column">
      <style:table-column-properties fo:break-before="auto" style:column-width="11.053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3.14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2.738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3.184cm" fo:break-before="auto" style:use-optimal-row-height="true"/>
    </style:style>
    <style:style style:name="ro6" style:family="table-row">
      <style:table-row-properties style:row-height="3.632cm" fo:break-before="auto" style:use-optimal-row-height="true"/>
    </style:style>
    <style:style style:name="ro7" style:family="table-row">
      <style:table-row-properties style:row-height="4.528cm" fo:break-before="auto" style:use-optimal-row-height="true"/>
    </style:style>
    <style:style style:name="ro8" style:family="table-row">
      <style:table-row-properties style:row-height="0.947cm" fo:break-before="auto" style:use-optimal-row-height="true"/>
    </style:style>
    <style:style style:name="ro9" style:family="table-row">
      <style:table-row-properties style:row-height="2.117cm" fo:break-before="auto" style:use-optimal-row-height="false"/>
    </style:style>
    <style:style style:name="ro10" style:family="table-row">
      <style:table-row-properties style:row-height="1.842cm" fo:break-before="auto" style:use-optimal-row-height="true"/>
    </style:style>
    <style:style style:name="ro11" style:family="table-row">
      <style:table-row-properties style:row-height="4.974cm" fo:break-before="auto" style:use-optimal-row-height="true"/>
    </style:style>
    <style:style style:name="ro12" style:family="table-row">
      <style:table-row-properties style:row-height="2.727cm" fo:break-before="auto" style:use-optimal-row-height="true"/>
    </style:style>
    <style:style style:name="ro13" style:family="table-row">
      <style:table-row-properties style:row-height="0.499cm" fo:break-before="auto" style:use-optimal-row-height="true"/>
    </style:style>
    <style:style style:name="ro14" style:family="table-row">
      <style:table-row-properties style:row-height="5.133cm" fo:break-before="auto" style:use-optimal-row-height="false"/>
    </style:style>
    <style:style style:name="ro15" style:family="table-row">
      <style:table-row-properties style:row-height="4.048cm" fo:break-before="auto" style:use-optimal-row-height="false"/>
    </style:style>
    <style:style style:name="ro16" style:family="table-row">
      <style:table-row-properties style:row-height="4.08cm" fo:break-before="auto" style:use-optimal-row-height="true"/>
    </style:style>
    <style:style style:name="ro17" style:family="table-row">
      <style:table-row-properties style:row-height="4.053cm" fo:break-before="auto" style:use-optimal-row-height="false"/>
    </style:style>
    <style:style style:name="ro18" style:family="table-row">
      <style:table-row-properties style:row-height="4.313cm" fo:break-before="auto" style:use-optimal-row-height="false"/>
    </style:style>
    <style:style style:name="ro19" style:family="table-row">
      <style:table-row-properties style:row-height="7.117cm" fo:break-before="auto" style:use-optimal-row-height="false"/>
    </style:style>
    <style:style style:name="ro20" style:family="table-row">
      <style:table-row-properties style:row-height="2.514cm" fo:break-before="auto" style:use-optimal-row-height="false"/>
    </style:style>
    <style:style style:name="ro21" style:family="table-row">
      <style:table-row-properties style:row-height="2.477cm" fo:break-before="auto" style:use-optimal-row-height="false"/>
    </style:style>
    <style:style style:name="ro22" style:family="table-row">
      <style:table-row-properties style:row-height="1.827cm" fo:break-before="auto" style:use-optimal-row-height="false"/>
    </style:style>
    <style:style style:name="ro2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80" style:family="table-cell" style:parent-style-name="Default">
      <style:table-cell-properties fo:border-bottom="1.76pt solid #000000" fo:background-color="#00206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1" style:family="table-cell" style:parent-style-name="Default">
      <style:table-cell-properties fo:border-bottom="1.76pt solid #000000" fo:background-color="#007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2" style:family="table-cell" style:parent-style-name="Default">
      <style:table-cell-properties fo:background-color="#007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3" style:family="table-cell" style:parent-style-name="Default">
      <style:table-cell-properties fo:border-bottom="1.76pt solid #000000" fo:background-color="#007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4" style:family="table-cell" style:parent-style-name="Default">
      <style:table-cell-properties fo:background-color="#7030a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6" style:family="table-cell" style:parent-style-name="Default">
      <style:table-cell-properties fo:border-bottom="1.76pt solid #000000" fo:background-color="#7030a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7" style:family="table-cell" style:parent-style-name="Default">
      <style:table-cell-properties fo:background-color="#ffff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9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0" style:family="table-cell" style:parent-style-name="Default">
      <style:table-cell-properties fo:background-color="#ff0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1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3" style:family="table-cell" style:parent-style-name="Default">
      <style:table-cell-properties fo:background-color="#00b05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4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5" style:family="table-cell" style:parent-style-name="Default">
      <style:table-cell-properties fo:border-bottom="1.76pt solid #000000" fo:background-color="#00b05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6" style:family="table-cell" style:parent-style-name="Default">
      <style:table-cell-properties fo:wrap-option="wrap"/>
    </style:style>
    <style:style style:name="ce9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fo:border-bottom="1.76pt solid #000000" fo:background-color="#00206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3" style:family="table-cell" style:parent-style-name="Default">
      <style:table-cell-properties fo:wrap-option="wrap"/>
      <style:text-properties fo:hyphenate="true"/>
    </style:style>
    <style:style style:name="ce114" style:family="table-cell" style:parent-style-name="Default">
      <style:table-cell-properties fo:background-color="#ff9966" fo:wrap-option="wrap"/>
    </style:style>
    <style:style style:name="ce115" style:family="table-cell" style:parent-style-name="Default">
      <style:table-cell-properties fo:background-color="#e6e64c" fo:wrap-option="wrap"/>
    </style:style>
    <style:style style:name="ce116" style:family="table-cell" style:parent-style-name="Default">
      <style:table-cell-properties fo:background-color="#e6ff00"/>
    </style:style>
    <style:style style:name="ce117" style:family="table-cell" style:parent-style-name="Default">
      <style:table-cell-properties fo:background-color="#e6ff00" fo:wrap-option="wrap"/>
    </style:style>
    <style:style style:name="ce119" style:family="table-cell" style:parent-style-name="Default">
      <style:table-cell-properties fo:background-color="#e6ff00" fo:wrap-option="wrap"/>
      <style:text-properties style:font-name="Liberation Sans" fo:font-size="10pt" style:font-size-asian="10pt" style:font-name-complex="Liberation Sans1" style:font-size-complex="10pt"/>
    </style:style>
    <style:style style:name="ce118" style:family="table-cell" style:parent-style-name="Default">
      <style:text-properties style:font-name="Liberation Sans" fo:font-size="10pt" style:font-size-asian="10pt" style:font-name-complex="Liberation Sans1" style:font-size-complex="10pt"/>
    </style:style>
    <style:style style:name="ce120" style:family="table-cell" style:parent-style-name="Default">
      <style:table-cell-properties fo:background-color="#e6ff00" fo:wrap-option="wrap"/>
      <style:text-properties style:use-window-font-color="true"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verline-style="none" style:text-overline-color="font-color" style:font-relief="none" style:text-emphasize="none" style:font-style-complex="normal" style:font-style-asian="normal" style:font-size-complex="10pt" style:font-size-asian="10pt" style:font-name-complex="Times New Roman" style:font-name-asian="Droid Sans Fallback" style:language-asian="zh" style:country-asian="CN" style:language-complex="hi" style:country-complex="IN" fo:language="hu" fo:country="HU" style:text-line-through-mode="continuous" fo:text-shadow="none" style:text-outline="false" fo:font-style="normal" style:text-line-through-type="none" style:text-underline-style="none" style:text-underline-color="font-color" fo:font-size="10pt" style:font-name="Times New Roman"/>
    </style:style>
    <style:style style:name="T3" style:family="text">
      <style:text-properties fo:color="#000000" style:text-overline-style="none" style:text-overline-color="font-color" style:font-relief="none" style:text-emphasize="none" style:font-style-complex="normal" style:font-style-asian="normal" style:font-size-complex="10pt" style:font-size-asian="10pt" style:font-name-complex="Times New Roman" style:font-name-asian="Droid Sans Fallback" style:language-asian="zh" style:country-asian="CN" style:language-complex="hi" style:country-complex="IN" fo:language="hu" fo:country="HU" style:text-line-through-mode="continuous" fo:text-shadow="none" style:text-outline="false" fo:font-style="normal" style:text-line-through-type="none" style:text-underline-style="none" style:text-underline-color="font-color" fo:font-size="10pt" style:font-name="Times New Roman" fo:font-weight="normal" style:font-weight-asian="normal" style:font-weight-complex="normal"/>
    </style:style>
    <style:style style:name="T4" style:family="text">
      <style:text-properties fo:color="#000000"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5" style:family="text">
      <style:text-properties fo:font-weight="normal" style:font-weight-asian="normal" style:font-weight-complex="normal" fo:color="#000000" style:font-name="Times New Roman" fo:font-size="10pt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style-asian="normal" style:font-style-complex="normal"/>
    </style:style>
    <style:style style:name="T6" style:family="text">
      <style:text-properties fo:color="#000000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text-overline-style="none" style:text-overline-color="font-color" fo:color="#000000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Droid Sans Fallback" style:font-name-complex="Times New Roman" style:font-size-asian="10pt" style:font-size-complex="10pt" style:font-weight-asian="bold" style:font-weight-complex="bold" style:font-style-asian="normal" style:font-style-complex="normal" style:text-emphasize="none" style:font-relief="none" style:font-name="Times New Roman"/>
    </style:style>
    <style:style style:name="T8" style:family="text">
      <style:text-properties style:text-overline-style="none" style:text-overline-color="font-color" fo:color="#000000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Droid Sans Fallback" style:font-name-complex="Times New Roman" style:font-size-asian="10pt" style:font-size-complex="10pt" style:font-style-asian="normal" style:font-style-complex="normal" style:text-emphasize="none" style:font-relief="none" style:font-name="Times New Roman" fo:font-weight="normal" style:font-weight-asian="normal" style:font-weight-complex="normal"/>
    </style:style>
    <style:style style:name="T9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style:text-overline-style="none" style:text-overline-color="font-color" style:font-name="Times New Roman" style:font-relief="none" style:text-emphasize="none" style:font-style-complex="normal" style:font-style-asian="normal" style:font-size-complex="10pt" style:font-size-asian="10pt" style:font-name-complex="Times New Roman" style:font-name-asian="Droid Sans Fallback" style:language-asian="zh" style:country-asian="CN" style:language-complex="hi" style:country-complex="IN" fo:language="hu" fo:country="HU" style:text-line-through-mode="continuous" fo:text-shadow="none" style:text-outline="false" fo:font-style="normal" style:text-line-through-type="none" style:text-underline-style="none" style:text-underline-color="font-color" fo:font-size="10pt" fo:color="#000000"/>
    </style:style>
    <style:style style:name="T11" style:family="text">
      <style:text-properties style:text-overline-style="none" style:text-overline-color="font-color" style:font-name="Times New Roman" style:font-relief="none" style:text-emphasize="none" style:font-style-complex="normal" style:font-style-asian="normal" style:font-size-complex="10pt" style:font-size-asian="10pt" style:font-name-complex="Times New Roman" style:font-name-asian="Droid Sans Fallback" style:language-asian="zh" style:country-asian="CN" style:language-complex="hi" style:country-complex="IN" fo:language="hu" fo:country="HU" style:text-line-through-mode="continuous" fo:text-shadow="none" style:text-outline="false" fo:font-style="normal" style:text-line-through-type="none" style:text-underline-style="none" style:text-underline-color="font-color" fo:font-size="10pt" fo:color="#000000" fo:font-weight="normal" style:font-weight-asian="normal" style:font-weight-complex="normal"/>
    </style:style>
    <style:style style:name="T12" style:family="text">
      <style:text-properties style:font-name="Times New Roman" style:font-style-complex="normal" style:font-style-asian="normal" style:font-size-complex="10pt" style:font-size-asian="10pt" style:font-name-complex="Times New Roman" fo:text-shadow="none" style:text-outline="false" fo:font-style="normal" style:text-line-through-type="none" style:text-underline-style="none" style:text-underline-color="font-color" fo:font-size="10pt" fo:color="#000000" fo:font-weight="normal" style:font-weight-asian="normal" style:font-weight-complex="normal" style:text-position="0% 100%"/>
    </style:style>
    <style:style style:name="T13" style:family="text">
      <style:text-properties fo:color="#212121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14" style:family="text">
      <style:text-properties style:font-name="Times New Roman" fo:color="#000000" style:font-style-asian="normal" style:font-weight-complex="normal" style:font-weight-asian="normal" style:font-size-complex="12pt" style:font-size-asian="12pt" style:font-name-complex="Times New Roman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5" style:family="text">
      <style:text-properties style:font-name="Times New Roman" fo:color="#000000" style:font-style-asian="normal" style:font-weight-complex="normal" style:font-weight-asian="normal" style:font-name-complex="Times New Roman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0pt" style:font-size-asian="10pt" style:font-size-complex="10pt"/>
    </style:style>
    <style:style style:name="T16" style:family="text">
      <style:text-properties fo:text-shadow="none" style:font-name="Times New Roman" fo:font-size="10pt" fo:font-weight="normal" style:text-underline-style="none" style:text-underline-color="font-color" style:text-line-through-type="none" fo:font-style="normal" style:text-outline="false" style:text-position="0% 100%" fo:color="#000000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17" style:family="text">
      <style:text-properties fo:text-shadow="none" style:font-name="Times New Roman" fo:font-size="10pt" style:text-underline-style="none" style:text-underline-color="font-color" style:text-line-through-type="none" fo:font-style="normal" style:text-outline="false" style:text-position="0% 100%" fo:color="#000000" style:font-name-complex="Times New Roman" style:font-size-asian="10pt" style:font-size-complex="10pt" style:font-style-asian="normal" style:font-style-complex="normal" fo:font-weight="bold" style:font-weight-asian="bold" style:font-weight-complex="bold"/>
    </style:style>
    <style:style style:name="T18" style:family="text">
      <style:text-properties fo:text-shadow="none" style:font-name="Times New Roman" fo:font-size="10pt" style:text-underline-style="none" style:text-underline-color="font-color" style:text-line-through-type="none" fo:font-style="normal" style:text-outline="false" style:text-position="0% 100%" fo:color="#000000" style:font-name-complex="Times New Roman" style:font-size-asian="10pt" style:font-size-complex="10pt" style:font-style-asian="normal" style:font-style-complex="normal" fo:font-weight="normal" style:font-weight-asian="normal" style:font-weight-complex="normal"/>
    </style:style>
    <style:style style:name="T19" style:family="text">
      <style:text-properties fo:color="#000000" style:font-name="Times New Roman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Droid Sans Fallback" style:font-name-complex="Times New Roma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language-complex="hi" style:country-complex="IN" style:text-overline-style="none" style:text-overline-color="font-colo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fo:color="#000000" style:font-name-asian="Droid Sans Fallback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font-name="Calibri"/>
    </style:style>
    <style:style style:name="T21" style:family="text">
      <style:text-properties style:language-complex="hi" style:country-complex="IN" style:text-overline-style="none" style:text-overline-color="font-colo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fo:color="#000000" style:font-name-asian="Droid Sans Fallback" style:font-size-asian="11pt" style:font-size-complex="11pt" style:font-weight-asian="normal" style:font-weight-complex="normal" style:font-style-asian="normal" style:font-style-complex="normal" style:text-emphasize="none" style:font-relief="none" style:font-name="Calibri" style:font-name-complex="Times New Roman"/>
    </style:style>
    <style:style style:name="T2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Droid Sans Fallback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000000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font-name-asian="Droid Sans Fallback" style:language-complex="hi" style:country-complex="IN" style:language-asian="zh" style:country-asian="C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text-overline-style="none" style:text-overline-color="font-color"/>
    </style:style>
    <style:style style:name="T24" style:family="text">
      <style:text-properties fo:color="#000000" style:font-weight-asian="normal" style:font-weight-complex="normal" style:font-style-asian="normal" style:font-style-complex="normal" style:text-emphasize="none" style:font-relief="none" style:font-name-asian="Droid Sans Fallback" style:language-complex="hi" style:country-complex="IN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text-overline-style="none" style:text-overline-color="font-color" style:font-name="Liberation Sans" fo:font-size="10pt" style:font-name-complex="Liberation Sans" style:font-size-asian="10pt" style:font-size-complex="10pt"/>
    </style:style>
    <style:style style:name="T25" style:family="text">
      <style:text-properties style:font-weight-asian="normal" style:font-weight-complex="normal" style:font-style-asian="normal" style:font-style-complex="normal" style:text-emphasize="none" style:font-relief="none" style:font-name-asian="Droid Sans Fallback" style:language-complex="hi" style:country-complex="IN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text-overline-style="none" style:text-overline-color="font-color" style:font-name="Liberation Sans" fo:font-size="10pt" style:font-name-complex="Liberation Sans" style:font-size-asian="10pt" style:font-size-complex="10pt"/>
    </style:style>
    <style:style style:name="T26" style:family="text">
      <style:text-properties style:text-overline-style="none" style:text-overline-color="font-color" style:font-name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font-name-asian="Droid Sans Fallback" style:language-asian="zh" style:country-asian="CN" style:language-complex="hi" style:country-complex="IN" fo:language="hu" fo:country="HU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27" style:family="text">
      <style:text-properties style:text-overline-style="none" style:text-overline-color="font-color" style:font-weight-asian="normal" style:font-weight-complex="normal" style:font-style-asian="normal" style:font-style-complex="normal" style:text-emphasize="none" style:font-relief="none" style:font-name-asian="Droid Sans Fallback" style:language-asian="zh" style:country-asian="CN" style:language-complex="hi" style:country-complex="IN" fo:language="hu" fo:country="HU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fo:font-size="10pt" style:font-name-complex="Liberation Sans" style:font-size-asian="10pt" style:font-size-complex="10pt"/>
    </style:style>
    <style:style style:name="T2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Droid Sans Fallback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color="#000000" style:font-name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font-name-asian="Droid Sans Fallback" style:language-complex="hi" style:country-complex="IN" style:language-asian="zh" style:country-asian="C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text-overline-style="none" style:text-overline-color="font-color"/>
    </style:style>
    <style:style style:name="T30" style:family="text">
      <style:text-properties fo:color="#000000" style:font-weight-asian="normal" style:font-weight-complex="normal" style:font-style-asian="normal" style:font-style-complex="normal" style:text-emphasize="none" style:font-relief="none" style:font-name-asian="Droid Sans Fallback" style:language-complex="hi" style:country-complex="IN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text-overline-style="none" style:text-overline-color="font-color" style:font-name="Calibri" fo:font-size="11pt" style:font-name-complex="Calibri" style:font-size-asian="11pt" style:font-size-complex="11pt"/>
    </style:style>
    <style:style style:name="T31" style:family="text">
      <style:text-properties style:font-name="Calibri" style:text-overline-style="none" style:text-overline-color="font-color" fo:language="hu" fo:country="HU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font-name-asian="Droid Sans Fallback" fo:color="#000000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32" style:family="text">
      <style:text-properties style:text-overline-style="none" style:text-overline-color="font-color" fo:language="hu" fo:country="HU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name-asian="Droid Sans Fallback" fo:color="#000000" style:font-weight-asian="normal" style:font-weight-complex="normal" style:font-style-asian="normal" style:font-style-complex="normal" style:text-emphasize="none" style:font-relief="none" style:language-complex="hi" style:country-complex="IN" style:font-name="Liberation Sans" fo:font-size="10pt" style:font-name-complex="Liberation Sans" style:font-size-asian="10pt" style:font-size-complex="10pt"/>
    </style:style>
    <style:style style:name="T3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iberation Sans" style:font-name-asian="Droid Sans Fallback" fo:color="#000000" style:language-asian="zh" style:country-asian="CN" fo:language="hu" fo:country="H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iberation Sans" style:font-name-asian="Droid Sans Fallback" style:language-asian="zh" style:country-asian="CN" fo:language="hu" fo:country="H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5" style:family="text">
      <style:text-properties style:font-name="Liberation Sans" style:text-overline-style="none" style:text-overline-color="font-color" fo:language="hu" fo:country="H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asian="zh" style:country-asian="CN" style:font-name-asian="Droid Sans Fallback" fo:color="#000000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36" style:family="text">
      <style:text-properties style:text-overline-style="none" style:text-overline-color="font-color" fo:language="hu" fo:country="HU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name-asian="Droid Sans Fallback" fo:color="#000000" style:font-weight-asian="normal" style:font-weight-complex="normal" style:font-style-asian="normal" style:font-style-complex="normal" style:text-emphasize="none" style:font-relief="none" style:language-complex="hi" style:country-complex="IN" style:font-name="Calibri" fo:font-size="11pt" style:font-name-complex="Calibri" style:font-size-asian="11pt" style:font-size-complex="11pt"/>
    </style:style>
    <style:style style:name="T37" style:family="text">
      <style:text-properties style:language-complex="none" style:country-complex="none" style:font-name-complex="DejaVu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name-asian="DejaVu Sans" style:font-relief="none" style:text-emphasize="none" style:font-style-complex="normal" style:font-style-asian="normal" style:font-weight-complex="normal" style:font-weight-asian="normal" style:font-size-complex="6.80000019073486pt" style:font-size-asian="6.80000019073486pt" fo:font-size="12pt"/>
    </style:style>
    <style:style style:name="T38" style:family="text">
      <style:text-properties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relief="none" style:text-emphasize="none" style:font-style-complex="normal" style:font-style-asian="normal" style:font-weight-complex="normal" style:font-weight-asian="normal" style:font-name="Liberation Sans" fo:font-size="10pt" fo:language="hu" fo:country="HU" style:language-asian="zh" style:country-asian="CN" style:language-complex="hi" style:country-complex="IN" style:font-name-asian="Droid Sans Fallback" style:font-name-complex="Liberation Sans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default-cell-style-name="ce113"/>
        <table:table-column table:style-name="co6" table:default-cell-style-name="ce114"/>
        <table:table-column table:style-name="co6" table:default-cell-style-name="ce115"/>
        <table:table-column table:style-name="co7" table:default-cell-style-name="ce117"/>
        <table:table-column table:style-name="co6" table:number-columns-repeated="56" table:default-cell-style-name="ce96"/>
        <table:table-row table:style-name="ro1">
          <table:table-cell table:style-name="ce80" office:value-type="string" calcext:value-type="string">
            <text:p>Function</text:p>
          </table:table-cell>
          <table:table-cell table:style-name="ce99" office:value-type="string" calcext:value-type="string">
            <text:p>Category</text:p>
          </table:table-cell>
          <table:table-cell table:style-name="ce99" office:value-type="string" calcext:value-type="string">
            <text:p>Subcategory</text:p>
          </table:table-cell>
          <table:table-cell table:style-name="ce99" office:value-type="string" calcext:value-type="string">
            <text:p>Hatás</text:p>
          </table:table-cell>
          <table:table-cell table:style-name="ce99" office:value-type="string" calcext:value-type="string">
            <text:p>Indoklás</text:p>
          </table:table-cell>
          <table:table-cell table:style-name="ce99" office:value-type="string" calcext:value-type="string">
            <text:p>Probléma</text:p>
          </table:table-cell>
          <table:table-cell table:style-name="ce99" office:value-type="string" calcext:value-type="string">
            <text:p>Javaslat</text:p>
          </table:table-cell>
          <table:table-cell table:style-name="ce99" office:value-type="string" calcext:value-type="string">
            <text:p>BM-41-2015</text:p>
          </table:table-cell>
          <table:table-cell table:number-columns-repeated="56"/>
        </table:table-row>
        <table:table-row table:style-name="ro2">
          <table:table-cell table:style-name="ce81" office:value-type="string" calcext:value-type="string" table:number-columns-spanned="1" table:number-rows-spanned="129">
            <text:p>Azonosítás (ID)</text:p>
          </table:table-cell>
          <table:table-cell table:style-name="ce21" office:value-type="string" calcext:value-type="string" table:number-columns-spanned="1" table:number-rows-spanned="31">
            <text:p>Eszközkezelés (ID.AM): <text:span text:style-name="T1">A szervezet üzleti céljainak eléréséhez szükséges adatokat, személyeket, eszközöket, rendszereket és létesítményeket be kell azonosítani és a szervezet céljainak és kockázatkezelési stratégiájának megfelelő relatív prioritással kezelni.</text:span></text:p>
          </table:table-cell>
          <table:table-cell table:style-name="ce27" office:value-type="string" calcext:value-type="string" table:number-columns-spanned="1" table:number-rows-spanned="6">
            <text:p>ID.AM-1:<text:span text:style-name="T6"> Physical devices and systems within the organization are inventoried</text:span></text:p>
          </table:table-cell>
          <table:table-cell table:style-name="ce109" office:value-type="string" calcext:value-type="string">
            <text:p>A szervezet meghatározza mely hardver elemek épülnek FLOSS alapokra.</text:p>
          </table:table-cell>
          <table:table-cell office:value-type="string" calcext:value-type="string">
            <text:p>A FLOSS elemeket tartalmazó rendszerek gyártóitól meg kell követelni a megfelelő FLOSS specifikus belső szabályozást. Ehhez ismerni kell melyek ezek az eszközök.</text:p>
          </table:table-cell>
          <table:table-cell office:value-type="string" calcext:value-type="string">
            <text:p>SH04,SH05,SM07</text:p>
          </table:table-cell>
          <table:table-cell/>
          <table:table-cell table:style-name="ce116" office:value-type="string" calcext:value-type="string">
            <text:p>3.1.1.1.2.1.</text:p>
          </table:table-cell>
          <table:table-cell table:number-columns-repeated="56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29"/>
          <table:table-cell table:number-columns-repeated="60"/>
        </table:table-row>
        <table:table-row table:style-name="ro3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6">
            <text:p>ID.AM-2:<text:span text:style-name="T6"> Software platforms and applications within the organization are inventoried</text:span></text:p>
          </table:table-cell>
          <table:table-cell table:style-name="ce109" office:value-type="string" calcext:value-type="string">
            <text:p><text:s/>A szervezet meghatározza és katalogizálja milyen FLOSS rendszereket használ.</text:p>
          </table:table-cell>
          <table:table-cell office:value-type="string" calcext:value-type="string">
            <text:p>A FLOSS terméket beszállítók és közösségek ellenőrzéséhez és minősítéséhez ismerni kell mely szoftverek készültek nyílt modell alapján.</text:p>
          </table:table-cell>
          <table:table-cell office:value-type="string" calcext:value-type="string">
            <text:p>SH04,SH05,SH08,SG01,SM07,ST04,ST05,SS01</text:p>
          </table:table-cell>
          <table:table-cell office:value-type="string" calcext:value-type="string">
            <text:p>JS02</text:p>
          </table:table-cell>
          <table:table-cell table:style-name="ce116" office:value-type="string" calcext:value-type="string">
            <text:p>3.1.1.1.2.1.</text:p>
          </table:table-cell>
          <table:table-cell table:number-columns-repeated="56"/>
        </table:table-row>
        <table:table-row table:style-name="ro3">
          <table:covered-table-cell table:style-name="ce82"/>
          <table:covered-table-cell table:style-name="ce101"/>
          <table:covered-table-cell table:style-name="ce107"/>
          <table:table-cell table:style-name="ce109" office:value-type="string" calcext:value-type="string">
            <text:p><text:s/>A szervezet katalogizálja a felhasznált FLOSS rendszerkomponenseket.</text:p>
          </table:table-cell>
          <table:table-cell office:value-type="string" calcext:value-type="string">
            <text:p>A szervezet által közvetve vagy közvetlenül felhasznált FLOSS komponensek csak úgy elemezhetők megfelelően ha helyük és szerepük a szervezet információs rendszereiben ismert.</text:p>
          </table:table-cell>
          <table:table-cell office:value-type="string" calcext:value-type="string">
            <text:p>SH04,SH05,SH06,SH08,SH10,SG01,SM07,ST04,ST05</text:p>
          </table:table-cell>
          <table:table-cell office:value-type="string" calcext:value-type="string">
            <text:p>JS02</text:p>
          </table:table-cell>
          <table:table-cell table:style-name="ce116" office:value-type="string" calcext:value-type="string">
            <text:p>3.1.1.1.2.1.</text:p>
          </table:table-cell>
          <table:table-cell table:number-columns-repeated="56"/>
        </table:table-row>
        <table:table-row table:style-name="ro3">
          <table:covered-table-cell table:style-name="ce82"/>
          <table:covered-table-cell table:style-name="ce101"/>
          <table:covered-table-cell table:style-name="ce107"/>
          <table:table-cell table:style-name="ce109" office:value-type="string" calcext:value-type="string">
            <text:p>A szervezet meghatározza mely FLOSS elemeket veszi igénybe beszállítón keresztül és melyeket használja közvetlen módon.</text:p>
          </table:table-cell>
          <table:table-cell office:value-type="string" calcext:value-type="string">
            <text:p>A beszállítótól származó FLOSS elemek kezelése hasonlít a COTS szoftverekéhez, de szükség lehet egyedi eljárásokra. A közösségi forrásból felhasznált FLOSS eljárásai a megszokottól nagy mértékben eltérhetnek. Emiatt nem elegendő a szoftverplatform vagy alkalmazás típusát megállapítani, pontosan ismerni a beszerzés jellemző módját is.</text:p>
          </table:table-cell>
          <table:table-cell office:value-type="string" calcext:value-type="string">
            <text:p>SF02</text:p>
          </table:table-cell>
          <table:table-cell office:value-type="string" calcext:value-type="string">
            <text:p>JS02</text:p>
          </table:table-cell>
          <table:table-cell table:style-name="ce116" office:value-type="string" calcext:value-type="string">
            <text:p><text:span text:style-name="T26">3.1.1.1.2.1.,</text:span><text:span text:style-name="T27">3.1.1.1.2.3.</text:span></text:p>
          </table:table-cell>
          <table:table-cell table:number-columns-repeated="56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29"/>
          <table:table-cell table:number-columns-repeated="60"/>
        </table:table-row>
        <table:table-row table:style-name="ro3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5">
            <text:p>ID.AM-3: <text:span text:style-name="T6">Organizational communication and data flows are mapped</text:span></text:p>
          </table:table-cell>
          <table:table-cell table:style-name="ce109" office:value-type="string" calcext:value-type="string">
            <text:p>A szervezet felméri, milyen FLOSS komponensek tárolóját követi és mely fejlesztésekben vesz részt.</text:p>
          </table:table-cell>
          <table:table-cell office:value-type="string" calcext:value-type="string">
            <text:p>A FLOSS komponensek folyamatos fejlesztés igényelnek, a fejlesztést nyomon kell követni, a módosításokat lehetőség szerint vissza kell vezetni az eredeti projektbe. A komponensmódosítások visszavezetése során információ szivároghat ki.</text:p>
          </table:table-cell>
          <table:table-cell office:value-type="string" calcext:value-type="string">
            <text:p>SH03,SH04,SH05,SH06,SH09,SG01,SF14,SK06,SF06</text:p>
          </table:table-cell>
          <table:table-cell office:value-type="string" calcext:value-type="string">
            <text:p>JF01</text:p>
          </table:table-cell>
          <table:table-cell table:style-name="ce116" office:value-type="string" calcext:value-type="string">
            <text:p>3.1.1.1.2.3.</text:p>
          </table:table-cell>
          <table:table-cell table:number-columns-repeated="56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4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4">
            <text:p>ID.AM-4:<text:span text:style-name="T6"> External information systems are catalogued</text:span></text:p>
          </table:table-cell>
          <table:table-cell table:style-name="ce109" office:value-type="string" calcext:value-type="string">
            <text:p>A szervezet felméri milyen FLOSS szoftvertárolókat használ, ide értve az operációs rendszer által használt, programozási nyelv specifikus és egyedi szoftvertárolókat is.</text:p>
          </table:table-cell>
          <table:table-cell office:value-type="string" calcext:value-type="string">
            <text:p>A szoftvertárolókon keresztül információ áramlik a szervezetbe. Biztonsági riasztás esetén rövid időn belül el kell tudni dönteni, hogy a szervezet érintette-e vagy sem.</text:p>
          </table:table-cell>
          <table:table-cell office:value-type="string" calcext:value-type="string">
            <text:p>SH03,SH04,SH05,SH06,SH09,SG01,ST11</text:p>
          </table:table-cell>
          <table:table-cell office:value-type="string" calcext:value-type="string">
            <text:p>JF01</text:p>
          </table:table-cell>
          <table:table-cell table:style-name="ce116" office:value-type="string" calcext:value-type="string">
            <text:p>3.1.1.1.2.3.</text:p>
          </table:table-cell>
          <table:table-cell table:number-columns-repeated="56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5">
            <text:p>ID.AM-5:<text:span text:style-name="T6"> Resources (e.g., hardware, devices, data, time, personnel, and software) are prioritized based on their classification, criticality, and business value 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5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5">
            <text:p>ID.AM-6: <text:span text:style-name="T6">Cybersecurity roles and responsibilities for the entire workforce and third-party stakeholders (e.g., suppliers, customers, partners) are established</text:span></text:p>
          </table:table-cell>
          <table:table-cell table:style-name="ce109" office:value-type="string" calcext:value-type="string">
            <text:p>A szervezet meghatározza és kommunikálja a beszállítóitól elvárt felelősség szintjét a nyílt forrású komponensekkel kapcsolatban.</text:p>
          </table:table-cell>
          <table:table-cell office:value-type="string" calcext:value-type="string">
            <text:p>A FLOSS elemeket felhasználó partnerek nem feltétlen tehetők felelőssé a harmadik féltől származó komponensekből eredő hibákért. A felelősség kérdése tisztázásra szorul. Ellenőrizni kell, hogy a beszállító ismeri és alkalmazza a nyílt forrású elemekkel kapcsolatos alternatív minőségértékelési módszereket, a fejlesztés során az egyedi kihívásoknak megfelelő minőségbiztosítási metódust alkalmaz.</text:p>
          </table:table-cell>
          <table:table-cell office:value-type="string" calcext:value-type="string">
            <text:p>SF05, SF11, SH01, SH02,SH05</text:p>
          </table:table-cell>
          <table:table-cell/>
          <table:table-cell table:style-name="ce116" office:value-type="string" calcext:value-type="string">
            <text:p><text:span text:style-name="T26">3.1.1.1.2.2.,</text:span><text:span text:style-name="T27">3.1.1.1.2.4.</text:span></text:p>
          </table:table-cell>
          <table:table-cell table:number-columns-repeated="56"/>
        </table:table-row>
        <table:table-row table:style-name="ro6">
          <table:covered-table-cell table:style-name="ce82"/>
          <table:covered-table-cell table:style-name="ce101"/>
          <table:covered-table-cell table:style-name="ce107"/>
          <table:table-cell table:style-name="ce109" office:value-type="string" calcext:value-type="string">
            <text:p>A szervezet meghatározza a FLOSS felhasználással kapcsolatos felelősségi köröket és személyeket.</text:p>
          </table:table-cell>
          <table:table-cell office:value-type="string" calcext:value-type="string">
            <text:p>A FLOSS biztonsági hatásainak kezelése szervezett formát kíván. Ha nincs felelős és jól definiált szabályozás, elképzelhető, hogy a szervezet rejtett módon használ fel FLOSS komponenseket. A COTS esetén bevált módszertan a FLOSS komponensek minősítésére nem megfelelő. Olyan felelős személyt kell kijelölni, aki megfelelő jártassággal (esetleg képesítéssel) rendelkezik a FLOSS rendszerek kiválasztása, minősítése, integrálása és üzemeltetése terén.</text:p>
          </table:table-cell>
          <table:table-cell office:value-type="string" calcext:value-type="string">
            <text:p>SH04, SG01</text:p>
          </table:table-cell>
          <table:table-cell/>
          <table:table-cell table:style-name="ce116" office:value-type="string" calcext:value-type="string">
            <text:p><text:span text:style-name="T23">3.1.1.1.2.2.,</text:span><text:span text:style-name="T24">3.1.1.1.2.4.,</text:span><text:span text:style-name="T25">3.1.3.3.1.2.</text:span></text:p>
          </table:table-cell>
          <table:table-cell table:number-columns-repeated="56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2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2"/>
          <table:table-cell table:style-name="ce21" office:value-type="string" calcext:value-type="string" table:number-columns-spanned="1" table:number-rows-spanned="15">
            <text:p>Üzleti környezet (ID.BE): <text:span text:style-name="T1">A szervezet küldetése,  céljai, szereplői és tevékenységei egyértelműek és fontossági sorba vannak rendezve; ezt az információt lehet felhasználni a kiberbiztonsági szerepkörök, felelősségek és kockázatkezelési döntések során.</text:span></text:p>
          </table:table-cell>
          <table:table-cell table:style-name="ce27" office:value-type="string" calcext:value-type="string" table:number-columns-spanned="1" table:number-rows-spanned="3">
            <text:p>ID.BE-1: <text:span text:style-name="T6">The organization’s role in the supply chain is identified and communicated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3">
            <text:p>ID.BE-2: <text:span text:style-name="T6">The organization’s place in critical infrastructure and its industry sector is identified and communicated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3">
            <text:p>ID.BE-3: <text:span text:style-name="T6">Priorities for organizational mission, objectives, and activities are established and communicated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3">
            <text:p>ID.BE-4:<text:span text:style-name="T6"> Dependencies and critical functions for delivery of critical services are established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3">
            <text:p>ID.BE-5:<text:span text:style-name="T6"> Resilience requirements to support delivery of critical services are established for all operating states (e.g. under duress/attack, during recovery, normal operations)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2"/>
          <table:covered-table-cell table:style-name="ce29"/>
          <table:table-cell table:style-name="ce110"/>
          <table:table-cell table:number-columns-repeated="60"/>
        </table:table-row>
        <table:table-row table:style-name="ro3">
          <table:covered-table-cell table:style-name="ce82"/>
          <table:table-cell table:style-name="ce21" office:value-type="string" calcext:value-type="string" table:number-columns-spanned="1" table:number-rows-spanned="19">
            <text:p>Kormányzás (ID.GV): <text:span text:style-name="T1">A szervezet szabályozási, jogi, kockázati, környezeti és műveleti követelményeinek kezeléséhez és nyomon követéséhez szükséges szabályok és eljárások  egyértelműek és megfelelő információval látják el a kiberbiztonsági kockázatmenedzsmentet. </text:span></text:p>
          </table:table-cell>
          <table:table-cell table:style-name="ce27" office:value-type="string" calcext:value-type="string" table:number-columns-spanned="1" table:number-rows-spanned="5">
            <text:p>ID.GV-1: <text:span text:style-name="T6">Organizational cybersecurity policy is established and communicated</text:span></text:p>
          </table:table-cell>
          <table:table-cell table:style-name="ce109" office:value-type="string" calcext:value-type="string">
            <text:p>A szervezet informatikai biztonsági szabályzatában foglalkozik a FLOSS kérdésével.</text:p>
          </table:table-cell>
          <table:table-cell office:value-type="string" calcext:value-type="string">
            <text:p>Az üzleti termékek kezelésére használt szabályzatok a FLOSS komponensek esetében nem kielégítőek. A FLOSS egyedi sajátosságainak figyelembe vevő szabályzatot kell létrehozni vagy a meglévő szabályzatot kiegészíteni. Ennek hiányában az átláthatatlan FLOSS felhasználás várhatóan negatívan befolyásolja a biztonságot és jelentősen megnehezíti a kockázatbecslést.</text:p>
          </table:table-cell>
          <table:table-cell office:value-type="string" calcext:value-type="string">
            <text:p>SF05, SS01</text:p>
          </table:table-cell>
          <table:table-cell office:value-type="string" calcext:value-type="string">
            <text:p>JS01</text:p>
          </table:table-cell>
          <table:table-cell table:style-name="ce116" office:value-type="string" calcext:value-type="string">
            <text:p>3.1.1.1.2.1.</text:p>
          </table:table-cell>
          <table:table-cell table:number-columns-repeated="56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5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5">
            <text:p>ID.GV-2: <text:span text:style-name="T6">Cybersecurity roles and responsibilities are coordinated and aligned with internal roles and external partners</text:span></text:p>
          </table:table-cell>
          <table:table-cell table:style-name="ce109" office:value-type="string" calcext:value-type="string">
            <text:p>A szervezet kijelöli a FLOSS felhasználásért felelős személyt és meghatározza az igénybe vehető külső partnereket és azok szerepét.</text:p>
          </table:table-cell>
          <table:table-cell office:value-type="string" calcext:value-type="string">
            <text:p>A FLOSS kezelése kapcsán nem minden feladat oldható meg önerőből. Tovább nehezíti a helyzetet a nehezen beszerezhető szakképzett munkaerő és a FLOSS irányultságú szervezett képzés hiánya. A probléma súlyossága külső partnerek tudásának igénybevételével mérsékelhető, amely esetben szükség van a külső partnerekkel való kapcsolattartás szabályozása és a felelősségek meghatározása.</text:p>
          </table:table-cell>
          <table:table-cell office:value-type="string" calcext:value-type="string">
            <text:p>ST06, ST07</text:p>
          </table:table-cell>
          <table:table-cell/>
          <table:table-cell table:style-name="Default" office:value-type="string" calcext:value-type="string">
            <text:p>3.1.1.2.1.</text:p>
          </table:table-cell>
          <table:table-cell table:number-columns-repeated="56"/>
        </table:table-row>
        <table:table-row table:style-name="ro7">
          <table:covered-table-cell table:style-name="ce82"/>
          <table:covered-table-cell table:style-name="ce101"/>
          <table:covered-table-cell table:style-name="ce107"/>
          <table:table-cell table:style-name="ce109" office:value-type="string" calcext:value-type="string">
            <text:p>A szervezet meghatározza milyen forrásokból és partnerektől származó forráskód használható a különféle biztonsági besorolású alrendszereiben és azok használatát milyen szabályokhoz köti.</text:p>
          </table:table-cell>
          <table:table-cell office:value-type="string" calcext:value-type="string">
            <text:p>A FLOSS nagyon könnyen hozzáférhető, ugyanakkor az ellenőrizetlen felhasználása súlyos kockázatot jelent. A megbízható forrás beazonosítása nem egyértelmű feladat, a felhasznált forrás direkt vagy indirekt módon további forrásokat használhat fel. A kockázatvállalás szintje az egyes alrendszerekben eltérő lehet ezért célszerű területenként külön, világosan megfogalmazni a FLOSS komponensek és szoftverek elfogadható beszerzési forrásait. <text:s/>Források alatt értendőek a partnerek oldalai, letöltési portálok, szoftvertárolók, a programnyelvek szoftvertárolói és a segítségnyújtó oldalakon fellelhető forráskód részletek is.</text:p>
          </table:table-cell>
          <table:table-cell office:value-type="string" calcext:value-type="string">
            <text:p>ST08,ST10,ST11</text:p>
          </table:table-cell>
          <table:table-cell office:value-type="string" calcext:value-type="string">
            <text:p>JT03</text:p>
          </table:table-cell>
          <table:table-cell table:style-name="Default" office:value-type="string" calcext:value-type="string">
            <text:p><text:span text:style-name="T28">3.1.3.1.1.1., </text:span>3.3.11.4.1.3.1.</text:p>
          </table:table-cell>
          <table:table-cell table:number-columns-repeated="56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6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5">
            <text:p>ID.GV-3: <text:span text:style-name="T6">Legal and regulatory requirements regarding cybersecurity, including privacy and civil liberties obligations, are understood and managed</text:span></text:p>
          </table:table-cell>
          <table:table-cell table:style-name="ce109" office:value-type="string" calcext:value-type="string">
            <text:p>A FLOSS felhasználásért felelős személy ellenőrzi, hogy a felhasznált FLOSS elemek kielégítik-e a kiberbiztonság vonatkozó jogi követelményeit.</text:p>
          </table:table-cell>
          <table:table-cell office:value-type="string" calcext:value-type="string">
            <text:p>A jelenlegi jogszabályok nem tartalmaznak FLOSS specifikus kitételeket, így más rendszerekkel azonos követelmények vonatkoznak rájuk, ugyanakkor az egyedi sajátosságok miatt nem feltétlenül tudják teljesíteni az előírt követelményeket. Ha például a jogszabály megnevezi a hiteles PKI tanúsítókat, ám ez a lista a FLOSS rendszerekben használt általában GPG alapú kulcsokat nem tartalmazza – ahogy jelenleg nem tartalmazza – a frissítéskezelés jogi háttere problematikussá válhat.</text:p>
          </table:table-cell>
          <table:table-cell office:value-type="string" calcext:value-type="string">
            <text:p>SS05,SS04</text:p>
          </table:table-cell>
          <table:table-cell/>
          <table:table-cell table:style-name="Default" office:value-type="string" calcext:value-type="string">
            <text:p><text:span text:style-name="T23">3.1.1.2.1.,</text:span><text:span text:style-name="T24">3.1.2.3.1.1.,</text:span><text:span text:style-name="T25">3.1.4.2.1.1.</text:span></text:p>
          </table:table-cell>
          <table:table-cell table:number-columns-repeated="56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4">
            <text:p>ID.GV-4:<text:span text:style-name="T6"> Governance and risk management processes address cybersecurity risks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2"/>
          <table:covered-table-cell table:style-name="ce29"/>
          <table:table-cell table:style-name="ce110"/>
          <table:table-cell table:number-columns-repeated="60"/>
        </table:table-row>
        <table:table-row table:style-name="ro4">
          <table:covered-table-cell table:style-name="ce82"/>
          <table:table-cell table:style-name="ce21" office:value-type="string" calcext:value-type="string" table:number-columns-spanned="1" table:number-rows-spanned="28">
            <text:p>Kockázatfelmérés (ID.RA): <text:span text:style-name="T1">A szervezet számára világosak a szervezeti műveletekkel (küldetést, funkciókat és reputációt is ide értve), eszközökkel és személyekkel kapcsolatos kiberbiztonsági kockázatok. </text:span></text:p>
          </table:table-cell>
          <table:table-cell table:style-name="ce27" office:value-type="string" calcext:value-type="string" table:number-columns-spanned="1" table:number-rows-spanned="5">
            <text:p>ID.RA-1: <text:span text:style-name="T6">Asset vulnerabilities are identified and documented</text:span></text:p>
          </table:table-cell>
          <table:table-cell table:style-name="ce109" office:value-type="string" calcext:value-type="string">
            <text:p>A felhasznált FLOSS szoftverek és komponensek kódját és metaadatait biztonság-centrikus <text:s/>megbízhatósági modellekkel kell elemezni.</text:p>
          </table:table-cell>
          <table:table-cell office:value-type="string" calcext:value-type="string">
            <text:p><text:span text:style-name="T20">FLOSS esetében általában nincs formális tanúsításra lehetőség a kockázatbecslést egyedi módszerrel kell elvégezni. A metaadatok (forráskód, hibajegyek, fejlesztői kommunikáció) analízisével pontosabb kép alkotható a projekt várható sérülékenységeiről. Ilyen elemzést tesz lehetővé például a </text:span><text:span text:style-name="T21">CodeTrust.</text:span></text:p>
          </table:table-cell>
          <table:table-cell office:value-type="string" calcext:value-type="string">
            <text:p>SH01,SH02,SF03,SS04,SJ02,SJ01</text:p>
          </table:table-cell>
          <table:table-cell office:value-type="string" calcext:value-type="string">
            <text:p>JH01,JK01,JS06</text:p>
          </table:table-cell>
          <table:table-cell table:style-name="Default" office:value-type="string" calcext:value-type="string">
            <text:p><text:span text:style-name="T26">3.1.2.2.1.1.,</text:span><text:span text:style-name="T27">3.1.2.1.2.1.</text:span></text:p>
          </table:table-cell>
          <table:table-cell table:number-columns-repeated="56"/>
        </table:table-row>
        <table:table-row table:style-name="ro8">
          <table:covered-table-cell table:style-name="ce82"/>
          <table:covered-table-cell table:style-name="ce101"/>
          <table:covered-table-cell table:style-name="ce107"/>
          <table:table-cell table:style-name="ce109" office:value-type="string" calcext:value-type="string">
            <text:p>A FLOSS várható sérülékenységeit a forráskód átnézésével becsülni lehet. </text:p>
          </table:table-cell>
          <table:table-cell office:value-type="string" calcext:value-type="string">
            <text:p>Specifikus célszoftverek híján a kódminőség a forráskód átnézésével is megbecsülhető.</text:p>
          </table:table-cell>
          <table:table-cell office:value-type="string" calcext:value-type="string">
            <text:p>SF03</text:p>
          </table:table-cell>
          <table:table-cell office:value-type="string" calcext:value-type="string">
            <text:p>JM12</text:p>
          </table:table-cell>
          <table:table-cell table:style-name="Default" office:value-type="string" calcext:value-type="string">
            <text:p>3.1.2.1.2.1.</text:p>
          </table:table-cell>
          <table:table-cell table:number-columns-repeated="56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3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5">
            <text:p>ID.RA-2: <text:span text:style-name="T6">Cyber threat intelligence is received from information sharing forums and sources</text:span></text:p>
          </table:table-cell>
          <table:table-cell table:style-name="ce109" office:value-type="string" calcext:value-type="string">
            <text:p>A FLOSS eszközök sérülékenységeinek meghatározása érdekében a szervezet folyamatosan monitorozza a fejlesztő közösség metaadatait, vagy ilyen szolgáltatást nyújtó harmadik fél támogatását veszi igénybe.</text:p>
          </table:table-cell>
          <table:table-cell office:value-type="string" calcext:value-type="string">
            <text:p>A FLOSS sérülékenységeit csak úgy lehet időben feltárni, ha a rendelkezésre álló valamennyi információt felhasználjuk. A támadó fél hozzáfér a forráskódhoz, hibalistákhoz és fejlesztői kommunikációhoz, amelyek alapján sérülékenységeket határozhat meg. A védekezés csak akkor lehet sikeres, ha ezeket az információkat a szervezet is felhasználja.</text:p>
          </table:table-cell>
          <table:table-cell office:value-type="string" calcext:value-type="string">
            <text:p>SM04</text:p>
          </table:table-cell>
          <table:table-cell office:value-type="string" calcext:value-type="string">
            <text:p>JK01,JK02</text:p>
          </table:table-cell>
          <table:table-cell table:style-name="Default" office:value-type="string" calcext:value-type="string">
            <text:p><text:span text:style-name="T26">3.1.2.3.1.3.,</text:span><text:span text:style-name="T27">3.3.3.2.1.1.</text:span></text:p>
          </table:table-cell>
          <table:table-cell table:number-columns-repeated="56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9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5">
            <text:p>ID.RA-3: <text:span text:style-name="T6">Threats, both internal and external, are identified and documented</text:span></text:p>
          </table:table-cell>
          <table:table-cell table:style-name="ce109" office:value-type="string" calcext:value-type="string">
            <text:p>A fenyegetések meghatározása során figyelembe kell venni a FLOSS fejlesztés sajátosságait</text:p>
          </table:table-cell>
          <table:table-cell office:value-type="string" calcext:value-type="string">
            <text:p>A nyílt modell e kutatás során feltárt sajátos fenyegetéseit is figyelembe kell venni a kockázat-meghatározás során. Ilyen a szoftvertároló támadása, lassú javítás, közösség stabilitása stb.</text:p>
          </table:table-cell>
          <table:table-cell office:value-type="string" calcext:value-type="string">
            <text:p>SM01,SM02,SM03,SM04,SM05,SM06,SM07,SM08,SM09, SF06,SF07,SF10,SF11,SF12,SF13,SF14,ST01,ST02,ST03,ST04,ST05,SF04</text:p>
          </table:table-cell>
          <table:table-cell/>
          <table:table-cell table:style-name="Default" office:value-type="string" calcext:value-type="string">
            <text:p>3.1.2.1.2.1.</text:p>
          </table:table-cell>
          <table:table-cell table:number-columns-repeated="56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2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5">
            <text:p>ID.RA-4: <text:span text:style-name="T6">Potential business impacts and likelihoods are identified</text:span></text:p>
          </table:table-cell>
          <table:table-cell table:style-name="ce109" office:value-type="string" calcext:value-type="string">
            <text:p>A nyílt forrás egyedi jellegzetességeinek üzleti hatását és azok valószínűségét is figyelembe kell venni.</text:p>
          </table:table-cell>
          <table:table-cell office:value-type="string" calcext:value-type="string">
            <text:p>A nyílt forrás nem piacvezértelt, egyáltalán nem vagy nehezen befolyásolható pénzügyi eszközökkel, licencelési problémák illetve a forkolás veszélyeztetheti az üzemfolytonosságot. </text:p>
          </table:table-cell>
          <table:table-cell office:value-type="string" calcext:value-type="string">
            <text:p>SF02,ST02,SS01,SS03</text:p>
          </table:table-cell>
          <table:table-cell office:value-type="string" calcext:value-type="string">
            <text:p>JH05,JF03</text:p>
          </table:table-cell>
          <table:table-cell table:style-name="ce119" office:value-type="string" calcext:value-type="string">
            <text:p>3.1.2.1.2.1.,3.1.2.1.2.3.</text:p>
          </table:table-cell>
          <table:table-cell table:number-columns-repeated="56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4">
            <text:p>ID.RA-5:<text:span text:style-name="T6"> Threats, vulnerabilities, likelihoods, and impacts are used to determine risk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4">
            <text:p>ID.RA-6: <text:span text:style-name="T6">Risk responses are identified and prioritized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2"/>
          <table:covered-table-cell table:style-name="ce29"/>
          <table:table-cell table:style-name="ce110"/>
          <table:table-cell table:number-columns-repeated="60"/>
        </table:table-row>
        <table:table-row table:style-name="ro10">
          <table:covered-table-cell table:style-name="ce82"/>
          <table:table-cell table:style-name="ce21" office:value-type="string" calcext:value-type="string" table:number-columns-spanned="1" table:number-rows-spanned="12">
            <text:p><text:span text:style-name="T2">Kockázatkezelési stratégia (ID.RM): </text:span><text:span text:style-name="T3">A szervezet a prioritásokat, kereteket, kockázat-határértékeket és feltevéseket meghatározta és használja működési kockázattal kapcsolatos döntések esetén.</text:span></text:p>
          </table:table-cell>
          <table:table-cell table:style-name="ce27" office:value-type="string" calcext:value-type="string" table:number-columns-spanned="1" table:number-rows-spanned="5">
            <text:p>ID.RM-1: <text:span text:style-name="T6">Risk management processes are established, managed, and agreed to by organizational stakeholders</text:span></text:p>
          </table:table-cell>
          <table:table-cell table:style-name="ce109" office:value-type="string" calcext:value-type="string">
            <text:p>A kockázatelemzés során a szervezet dedikált FLOSS kockázatelemző keretrendszereket alkalmaz a FLOSS szoftverei és komponenseinek elemzésere.</text:p>
          </table:table-cell>
          <table:table-cell office:value-type="string" calcext:value-type="string">
            <text:p>Az üzleti termékek kockázatelemzésére használt modellek nem illeszkednek jól a FLOSS rendszerekre. Egyedi modellek alkalmazása szükséges a belső és külső fenyegetések pontos meghatározásához.</text:p>
          </table:table-cell>
          <table:table-cell office:value-type="string" calcext:value-type="string">
            <text:p>SH04,SF01,SF03</text:p>
          </table:table-cell>
          <table:table-cell office:value-type="string" calcext:value-type="string">
            <text:p>JM09,JJ01</text:p>
          </table:table-cell>
          <table:table-cell table:style-name="Default" office:value-type="string" calcext:value-type="string">
            <text:p>3.1.2.1.2.1.</text:p>
          </table:table-cell>
          <table:table-cell table:number-columns-repeated="56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1">
          <table:covered-table-cell table:style-name="ce82"/>
          <table:covered-table-cell table:style-name="ce101"/>
          <table:covered-table-cell table:style-name="ce107"/>
          <table:table-cell table:style-name="ce109" office:value-type="string" calcext:value-type="string">
            <text:p>A kockázatelemzés során a szervezet kvantitatív vizsgálatokat végez a FLOSS elemet jellemző adatokat dokumentálja.</text:p>
          </table:table-cell>
          <table:table-cell office:value-type="string" calcext:value-type="string">
            <text:p>A FLOSS fejlesztőközösségének metaadatai segítségével kvantitatív adatokkal jellemezhető a termék minősége és a használatával járó kockázat. A mérőszámok összehasonlíthatóak, objektív elemzést tesznek lehetővé, ellentétben a zárt forrású komponensekkel, ahol a formális minősítés, a bizalom szintje vagy a felhasználói visszajelzések adhat támpontot a kockázatok megítélésénél. A megszerzett minősítés csak egy jól meghatározott környezetre és konfigurációra érvényes, a mérőszámok általánosabb és átfogóbb képet nyújtanak a projekt állapotáról. A minősítés során szúrópróbaszerűen ellenőrizhető az önminősítés hitelessége.</text:p>
          </table:table-cell>
          <table:table-cell office:value-type="string" calcext:value-type="string">
            <text:p>SM11,SF15</text:p>
          </table:table-cell>
          <table:table-cell office:value-type="string" calcext:value-type="string">
            <text:p>JF03</text:p>
          </table:table-cell>
          <table:table-cell table:style-name="ce118" office:value-type="string" calcext:value-type="string">
            <text:p>3.1.2.1.2.1.,3.1.2.1.2.3.</text:p>
          </table:table-cell>
          <table:table-cell table:number-columns-repeated="56"/>
        </table:table-row>
        <table:table-row table:style-name="ro4">
          <table:covered-table-cell table:style-name="ce82"/>
          <table:covered-table-cell table:style-name="ce101"/>
          <table:covered-table-cell table:style-name="ce107"/>
          <table:table-cell table:style-name="ce109" office:value-type="string" calcext:value-type="string">
            <text:p>A fejlesztést végző részleg vagy beszállító dedikált FLOSS komponens kezelő célszoftvert alkalmaz a kockázatbecslésekhez.</text:p>
          </table:table-cell>
          <table:table-cell office:value-type="string" calcext:value-type="string">
            <text:p>A komponens kiválasztás folyamata összetett, a függőségek jelentősen megnehezítik illetve ellehetetlenítik a manuális feldolgozást. A komponens-kezelő célszoftver segít felderíteni a jogi kockázatokat és a sérülékenységek és függőségek okozta kockázatokat.</text:p>
          </table:table-cell>
          <table:table-cell table:style-name="ce96" office:value-type="string" calcext:value-type="string">
            <text:p>SH06, SH03, SS03, SS02,SF04</text:p>
          </table:table-cell>
          <table:table-cell office:value-type="string" calcext:value-type="string">
            <text:p>JH08</text:p>
          </table:table-cell>
          <table:table-cell table:style-name="Default" office:value-type="string" calcext:value-type="string">
            <text:p>3.1.3.3.1.3.</text:p>
          </table:table-cell>
          <table:table-cell table:number-columns-repeated="56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4">
            <text:p>ID.RM-2: <text:span text:style-name="T6">Organizational risk tolerance is determined and clearly expressed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table-cell table:style-name="ce27" office:value-type="string" calcext:value-type="string" table:number-columns-spanned="1" table:number-rows-spanned="3">
            <text:p>ID.RM-3:<text:span text:style-name="T6"> The organization’s determination of risk tolerance is informed by its role in critical infrastructure and sector specific risk analysis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2"/>
          <table:covered-table-cell table:style-name="ce29"/>
          <table:table-cell table:style-name="ce110"/>
          <table:table-cell table:number-columns-repeated="60"/>
        </table:table-row>
        <table:table-row table:style-name="ro10">
          <table:covered-table-cell table:style-name="ce82"/>
          <table:table-cell table:style-name="ce103" office:value-type="string" calcext:value-type="string" table:number-columns-spanned="1" table:number-rows-spanned="24">
            <text:p>Beszállítói lánc kockázatkezelése (ID.SC):</text:p>
            <text:p><text:span text:style-name="T4">A szervezet meghatározta és felhasználja a prioritásait, korlátait, kockázattűrő képességét és elképzeléseit  a beszállítói lánc kockázataival kapcsolatos kockázati döntések során. A szervezet összeállította és megvalósította a beszállítói lánc kockázatának felméréséhez és kezeléséhez szükséges folyamatokat.</text:span></text:p>
          </table:table-cell>
          <table:table-cell table:style-name="ce27" office:value-type="string" calcext:value-type="string" table:number-columns-spanned="1" table:number-rows-spanned="5">
            <text:p>ID.SC-1: <text:span text:style-name="T6">Cyber supply chain risk management processes are identified, established, assessed, managed, and agreed to by organizational stakeholders</text:span></text:p>
          </table:table-cell>
          <table:table-cell table:style-name="ce109" office:value-type="string" calcext:value-type="string">
            <text:p>A szervezet FLOSS specifikus SCRM folyamatokat is alkalmaz.</text:p>
          </table:table-cell>
          <table:table-cell table:style-name="ce96" office:value-type="string" calcext:value-type="string">
            <text:p>A közösségek állapota, életpályája befolyással lehet a felhasznált termékkel kapcsolatos kockázatokra, ugyanakkor a hagyományos SCRM módszerek a közösségekkel kapcsolatban nem adnak megbízható eredményt.</text:p>
          </table:table-cell>
          <table:table-cell table:number-columns-repeated="2"/>
          <table:table-cell table:style-name="Default" office:value-type="string" calcext:value-type="string">
            <text:p><text:span text:style-name="T23">3.1.2.1.2.1.,</text:span><text:span text:style-name="T24">3.1.2.3.1.1.,</text:span><text:span text:style-name="T25">3.1.2.3.1.5.</text:span></text:p>
          </table:table-cell>
          <table:table-cell table:number-columns-repeated="56"/>
        </table:table-row>
        <table:table-row table:style-name="ro1">
          <table:covered-table-cell table:style-name="ce82"/>
          <table:covered-table-cell table:style-name="ce104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4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4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4"/>
          <table:covered-table-cell table:style-name="ce29"/>
          <table:table-cell table:style-name="ce110"/>
          <table:table-cell table:number-columns-repeated="60"/>
        </table:table-row>
        <table:table-row table:style-name="ro2">
          <table:covered-table-cell table:style-name="ce82"/>
          <table:covered-table-cell table:style-name="ce104"/>
          <table:table-cell table:style-name="ce27" office:value-type="string" calcext:value-type="string" table:number-columns-spanned="1" table:number-rows-spanned="4">
            <text:p>ID.SC-2: <text:span text:style-name="T6">Suppliers and third party partners of information systems, components, and services are identified, prioritized, and assessed using a cyber supply chain risk assessment process </text:span></text:p>
          </table:table-cell>
          <table:table-cell table:style-name="ce109" office:value-type="string" calcext:value-type="string">
            <text:p>Ha a szervezet FLOSS komponenseket használ fel, az azokat létrehozó közösségek életciklusát és állapotát is figyelembe veszi <text:s/>az SCRM folyamatok során.</text:p>
          </table:table-cell>
          <table:table-cell office:value-type="string" calcext:value-type="string">
            <text:p>A FLOSS komponensek biztonsági frissítései erősen függenek a létrehozó fejlesztőközösség állapotától és működőképességétől.</text:p>
          </table:table-cell>
          <table:table-cell/>
          <table:table-cell office:value-type="string" calcext:value-type="string">
            <text:p>JM11</text:p>
          </table:table-cell>
          <table:table-cell table:style-name="Default" office:value-type="string" calcext:value-type="string">
            <text:p><text:span text:style-name="T29">3.1.2.3.1.5., </text:span><text:span text:style-name="T30">3.3.3.2.1.1.,</text:span><text:span text:style-name="T25">3.3.7.2.2.1.1.</text:span></text:p>
          </table:table-cell>
          <table:table-cell table:number-columns-repeated="56"/>
        </table:table-row>
        <table:table-row table:style-name="ro4">
          <table:covered-table-cell table:style-name="ce82"/>
          <table:covered-table-cell table:style-name="ce104"/>
          <table:covered-table-cell table:style-name="ce107"/>
          <table:table-cell table:style-name="ce109" office:value-type="string" calcext:value-type="string">
            <text:p>A szervezet meghatározza mely beszállítói építenek FLOSS forrásokra vagy használnak FLOSS komponenseket. Felméri és nyilvántartja és minősíti a beszállítók által alkalmazott szabályzatot.</text:p>
          </table:table-cell>
          <table:table-cell office:value-type="string" calcext:value-type="string">
            <text:p>Amennyiben a szervezet a felelősséget át kívánja hárítani a beszállítóira, meg kell bizonyosodni afelől, hogy a beszállítók tisztában vannak a FLOSS felhasználásából származó kockázatoknak és megfelelő eljárásokat implementáltak a kockázat kezelésére.</text:p>
          </table:table-cell>
          <table:table-cell table:number-columns-repeated="2"/>
          <table:table-cell table:style-name="Default" office:value-type="string" calcext:value-type="string">
            <text:p><text:span text:style-name="T31">3.1.3.3.1.2.,</text:span><text:span text:style-name="T32">3.1.3.3.1.3.,3.1.3.3.2.,3.1.3.6.1.1.</text:span></text:p>
          </table:table-cell>
          <table:table-cell table:number-columns-repeated="56"/>
        </table:table-row>
        <table:table-row table:style-name="ro12">
          <table:covered-table-cell table:style-name="ce82"/>
          <table:covered-table-cell table:style-name="ce104"/>
          <table:covered-table-cell table:style-name="ce107"/>
          <table:table-cell table:style-name="ce111" office:value-type="string" calcext:value-type="string">
            <text:p><text:span text:style-name="T19">A felhasznált nyílt forrású komponensek önminősítésének hitelességét a rendelkezésre álló nyílt információk alapján a szervezet </text:span>ellenőrzi.</text:p>
          </table:table-cell>
          <table:table-cell office:value-type="string" calcext:value-type="string">
            <text:p>A nyílt közösségek gyakran alkalmaznak önminősítési eljárásokat (pl. CII Best Practices), amelyek jó képet adnak a projekt minőségéről és a helyes fejlesztési gyakorlatok betartásáról. Ugyanakkor ezeket a minősítéseket formálisan semmilyen szerv nem ellenőrzi, ezért a feltüntetett információk hitelességét érdemes legalább szúrópróbaszerűen ellenőrizni.</text:p>
          </table:table-cell>
          <table:table-cell office:value-type="string" calcext:value-type="string">
            <text:p>SF02,SF03,SF05</text:p>
          </table:table-cell>
          <table:table-cell office:value-type="string" calcext:value-type="string">
            <text:p>JF06</text:p>
          </table:table-cell>
          <table:table-cell office:value-type="string" calcext:value-type="string">
            <text:p>3.1.3.3.</text:p>
          </table:table-cell>
          <table:table-cell table:number-columns-repeated="56"/>
        </table:table-row>
        <table:table-row table:style-name="ro1">
          <table:covered-table-cell table:style-name="ce82"/>
          <table:covered-table-cell table:style-name="ce104"/>
          <table:covered-table-cell table:style-name="ce29"/>
          <table:table-cell table:style-name="ce110"/>
          <table:table-cell table:number-columns-repeated="60"/>
        </table:table-row>
        <table:table-row table:style-name="ro2">
          <table:covered-table-cell table:style-name="ce82"/>
          <table:covered-table-cell table:style-name="ce104"/>
          <table:table-cell table:style-name="ce27" office:value-type="string" calcext:value-type="string" table:number-columns-spanned="1" table:number-rows-spanned="4">
            <text:p>ID.SC-3: <text:span text:style-name="T6">Contracts with suppliers and third-party partners are used to implement appropriate measures designed to meet the objectives of an organization’s cybersecurity program and Cyber Supply Chain Risk Management Plan.</text:span></text:p>
          </table:table-cell>
          <table:table-cell table:style-name="ce109" office:value-type="string" calcext:value-type="string">
            <text:p>A szervezet támogatást nyújtó partnereket keres a felhasznált FLOSS komponensekhez.</text:p>
          </table:table-cell>
          <table:table-cell office:value-type="string" calcext:value-type="string">
            <text:p>Amennyiben van támogatást szolgáltatásként nyújtó vállalkozás, a szervezet visszavezetheti a kockázatkezelést a COTS termékeknél alkalmazott metódusokra.</text:p>
          </table:table-cell>
          <table:table-cell office:value-type="string" calcext:value-type="string">
            <text:p>SK05</text:p>
          </table:table-cell>
          <table:table-cell/>
          <table:table-cell table:style-name="Default" office:value-type="string" calcext:value-type="string">
            <text:p>3.1.3.3.1.2.</text:p>
          </table:table-cell>
          <table:table-cell table:number-columns-repeated="56"/>
        </table:table-row>
        <table:table-row table:style-name="ro5">
          <table:covered-table-cell table:style-name="ce82"/>
          <table:covered-table-cell table:style-name="ce104"/>
          <table:covered-table-cell table:style-name="ce107"/>
          <table:table-cell table:style-name="ce109" office:value-type="string" calcext:value-type="string">
            <text:p>A szervezet saját fejlesztőit integrálja a fejlesztőközösségbe, vagy támogatásokon keresztül biztosítja magának a szükséges irányítást.</text:p>
          </table:table-cell>
          <table:table-cell office:value-type="string" calcext:value-type="string">
            <text:p>Üzleti partner hiányában <text:s/>nincs lehetőség szerződéskötésre. A közösség által fejlesztett termékkel kapcsolatos biztosítékokat csak a közösség játékszabályai alapján lehet megszerezni. A szervezetnek megfelelő lobbierőt kell biztosítania céljai eléréséhez. Ezt támogatás formájában és kapcsolatépítéssel érheti el. A személyes találkozások igazolható módon növelik a közösséggel való jó együttműködés esélyét.</text:p>
          </table:table-cell>
          <table:table-cell office:value-type="string" calcext:value-type="string">
            <text:p>SH07,SK05</text:p>
          </table:table-cell>
          <table:table-cell office:value-type="string" calcext:value-type="string">
            <text:p>JK01,JK05, JK06</text:p>
          </table:table-cell>
          <table:table-cell table:style-name="ce119" office:value-type="string" calcext:value-type="string">
            <text:p><text:span text:style-name="T33">3.1.3.5.,</text:span><text:span text:style-name="T34">3.1.3.8.1.</text:span></text:p>
          </table:table-cell>
          <table:table-cell table:number-columns-repeated="56"/>
        </table:table-row>
        <table:table-row table:style-name="ro1">
          <table:covered-table-cell table:style-name="ce82"/>
          <table:covered-table-cell table:style-name="ce104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4"/>
          <table:covered-table-cell table:style-name="ce29"/>
          <table:table-cell table:style-name="ce110"/>
          <table:table-cell table:number-columns-repeated="60"/>
        </table:table-row>
        <table:table-row table:style-name="ro2">
          <table:covered-table-cell table:style-name="ce82"/>
          <table:covered-table-cell table:style-name="ce104"/>
          <table:table-cell table:style-name="ce27" office:value-type="string" calcext:value-type="string" table:number-columns-spanned="1" table:number-rows-spanned="5">
            <text:p>ID.SC-4: <text:span text:style-name="T13">Suppliers and third-party partners are routinely assessed using audits, test results, or other forms of evaluations to confirm they are meeting their contractual obligations.</text:span></text:p>
          </table:table-cell>
          <table:table-cell table:style-name="ce109" office:value-type="string" calcext:value-type="string">
            <text:p>A szervezet rendszeresen ellenőrzi a FLOSS komponenseket tartalmazó eszközeinek beszállítóit, hogy teljesítik-e az elvárt követelményeket.</text:p>
          </table:table-cell>
          <table:table-cell office:value-type="string" calcext:value-type="string">
            <text:p>A nyílt fejlesztőközösség dinamikusan változik, a harmadik fél korábban fennálló kapcsolata megszűnhet vagy megváltozhat a közösséggel.</text:p>
          </table:table-cell>
          <table:table-cell office:value-type="string" calcext:value-type="string">
            <text:p>SK03,SK04,SM08</text:p>
          </table:table-cell>
          <table:table-cell/>
          <table:table-cell table:style-name="Default" office:value-type="string" calcext:value-type="string">
            <text:p><text:span text:style-name="T35">3.1.3.3.4.,</text:span><text:span text:style-name="T36">3</text:span>.1.3.8.</text:p>
          </table:table-cell>
          <table:table-cell table:number-columns-repeated="56"/>
        </table:table-row>
        <table:table-row table:style-name="ro2">
          <table:covered-table-cell table:style-name="ce82"/>
          <table:covered-table-cell table:style-name="ce104"/>
          <table:covered-table-cell table:style-name="ce107"/>
          <table:table-cell table:style-name="ce109" office:value-type="string" calcext:value-type="string">
            <text:p>A szervezet folyamatos teszteket végez, melyek segítségével előrejelezhető a fejlesztő közösségben beálló változások mértéke és időpontja.</text:p>
          </table:table-cell>
          <table:table-cell office:value-type="string" calcext:value-type="string">
            <text:p>A nyílt közösség felbomolhat, megváltozhat, újraalakulhat. Ezeket a változásokat az SCRM folyamatnak időben időben észlelnie és kezelnie kell.</text:p>
          </table:table-cell>
          <table:table-cell office:value-type="string" calcext:value-type="string">
            <text:p>SK03,SK04,SK05,SM02</text:p>
          </table:table-cell>
          <table:table-cell office:value-type="string" calcext:value-type="string">
            <text:p>JK04,JM11</text:p>
          </table:table-cell>
          <table:table-cell table:style-name="Default" office:value-type="string" calcext:value-type="string">
            <text:p>3.1.3.8.1.</text:p>
          </table:table-cell>
          <table:table-cell table:number-columns-repeated="56"/>
        </table:table-row>
        <table:table-row table:style-name="ro6">
          <table:covered-table-cell table:style-name="ce82"/>
          <table:covered-table-cell table:style-name="ce104"/>
          <table:covered-table-cell table:style-name="ce107"/>
          <table:table-cell table:style-name="ce111" office:value-type="string" calcext:value-type="string">
            <text:p>A szervezet folyamatosan használja a komponens tárházak csomagkezelő rendszereibe épített biztonsági auditálási lehetőségeket. </text:p>
          </table:table-cell>
          <table:table-cell office:value-type="string" calcext:value-type="string">
            <text:p>Néhány csomagkezelő rendszer (ilyen pl. az node/npm) automatikus audit lehetőségeket nyújt, amely segítségével a teljes komponens függőségi fa ellenőrizhető. Az audit felhívja a figyelmet az esetleges sérülékenységekre, a becsült komolyságra illetve esetenként automatikusan javítja azokat. Maga az audit azonban nem automatikus, a szervezetnek biztosítania kell, hogy az ellenőrzés megtörténjen és a figyelmeztetések ne maradjanak kezeletlenül.</text:p>
          </table:table-cell>
          <table:table-cell office:value-type="string" calcext:value-type="string">
            <text:p>SF06,SH03,SH05,SH08</text:p>
          </table:table-cell>
          <table:table-cell office:value-type="string" calcext:value-type="string">
            <text:p>JT08</text:p>
          </table:table-cell>
          <table:table-cell table:number-columns-repeated="57"/>
        </table:table-row>
        <table:table-row table:style-name="ro1">
          <table:covered-table-cell table:style-name="ce82"/>
          <table:covered-table-cell table:style-name="ce104"/>
          <table:covered-table-cell table:style-name="ce107"/>
          <table:table-cell table:style-name="Default" table:number-columns-repeated="5"/>
          <table:table-cell table:number-columns-repeated="56"/>
        </table:table-row>
        <table:table-row table:style-name="ro1">
          <table:covered-table-cell table:style-name="ce82"/>
          <table:covered-table-cell table:style-name="ce104"/>
          <table:covered-table-cell table:style-name="ce29"/>
          <table:table-cell table:style-name="ce110"/>
          <table:table-cell table:number-columns-repeated="60"/>
        </table:table-row>
        <table:table-row table:style-name="ro2">
          <table:covered-table-cell table:style-name="ce82"/>
          <table:covered-table-cell table:style-name="ce104"/>
          <table:table-cell table:style-name="ce27" office:value-type="string" calcext:value-type="string" table:number-columns-spanned="1" table:number-rows-spanned="6">
            <text:p>ID.SC-5: <text:span text:style-name="T6">Response and recovery planning and testing are conducted with suppliers and third-party providers</text:span></text:p>
          </table:table-cell>
          <table:table-cell table:style-name="ce109" office:value-type="string" calcext:value-type="string">
            <text:p>A szervezet ellenőrzi, hogy a hibajavítások reakcióideje és minősége az elvárható tartományba esik-e.</text:p>
          </table:table-cell>
          <table:table-cell office:value-type="string" calcext:value-type="string">
            <text:p>Amennyiben a közösség végzi a FLOSS támogatását, ez a támogatás nem fogalmazható meg elvárásként. Minőségének folyamatos ellenőrzése szükséges.</text:p>
          </table:table-cell>
          <table:table-cell table:number-columns-repeated="2"/>
          <table:table-cell table:style-name="Default" office:value-type="string" calcext:value-type="string">
            <text:p><text:span text:style-name="T29">3.1.2.1.2.1., </text:span><text:span text:style-name="T30">3.1.3.8.1.,</text:span><text:span text:style-name="T25">3.1.5.6.1.1.</text:span></text:p>
          </table:table-cell>
          <table:table-cell table:number-columns-repeated="56"/>
        </table:table-row>
        <table:table-row table:style-name="ro2">
          <table:covered-table-cell table:style-name="ce82"/>
          <table:covered-table-cell table:style-name="ce104"/>
          <table:covered-table-cell table:style-name="ce107"/>
          <table:table-cell table:style-name="ce109" office:value-type="string" calcext:value-type="string">
            <text:p>A szervezet felkészül a FLOSS esetleges forkolására és elemzi az ezzel járó feladatokat.</text:p>
          </table:table-cell>
          <table:table-cell office:value-type="string" calcext:value-type="string">
            <text:p>Amennyiben a közösségi támogatás elégtelenné válik és szolgáltatást nem lehetséges igénybe venni, a folytonosság biztosításának egyetlen útja a projekt átvállalása (forkolása).</text:p>
          </table:table-cell>
          <table:table-cell office:value-type="string" calcext:value-type="string">
            <text:p>SF07</text:p>
          </table:table-cell>
          <table:table-cell office:value-type="string" calcext:value-type="string">
            <text:p>JF01</text:p>
          </table:table-cell>
          <table:table-cell table:style-name="Default" office:value-type="string" calcext:value-type="string">
            <text:p><text:span text:style-name="T28">3.1.2.1.2.1.,</text:span>3.1.3.8.1.</text:p>
          </table:table-cell>
          <table:table-cell table:number-columns-repeated="56"/>
        </table:table-row>
        <table:table-row table:style-name="ro1">
          <table:covered-table-cell table:style-name="ce82"/>
          <table:covered-table-cell table:style-name="ce104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4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2"/>
          <table:covered-table-cell table:style-name="ce104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3"/>
          <table:covered-table-cell table:style-name="ce105"/>
          <table:covered-table-cell table:style-name="ce29"/>
          <table:table-cell table:style-name="ce110"/>
          <table:table-cell table:number-columns-repeated="60"/>
        </table:table-row>
        <table:table-row table:style-name="ro1">
          <table:table-cell table:style-name="ce84" office:value-type="string" calcext:value-type="string" table:number-columns-spanned="1" table:number-rows-spanned="200">
            <text:p>Védelem (PR)</text:p>
          </table:table-cell>
          <table:table-cell table:style-name="ce21" office:value-type="string" calcext:value-type="string" table:number-columns-spanned="1" table:number-rows-spanned="40">
            <text:p><text:span text:style-name="T2">Azonosítás és hitelesítés, hozzáférés védelem (PR.AC): </text:span><text:span text:style-name="T3">Fizikai vagy logikai eszközök csak az arra jogosul személyek, szolgáltatások és eszközök számára hozzáférhetőek. Az eljárások a jogosultságot igénylő műveletek és tranzakciók jogosulatlan  elérésének kockázatával  arányosak.</text:span></text:p>
          </table:table-cell>
          <table:table-cell table:style-name="ce27" office:value-type="string" calcext:value-type="string" table:number-columns-spanned="1" table:number-rows-spanned="6">
            <text:p>PR.AC-1: <text:span text:style-name="T6">Identities and credentials are issued, managed, verified, revoked, and audited for authorized devices, users and processes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4">
            <text:p>PR.AC-2: <text:span text:style-name="T6">Physical access to assets is managed and protected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5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6">
            <text:p>PR.AC-3: <text:span text:style-name="T6">Remote access is managed</text:span></text:p>
          </table:table-cell>
          <table:table-cell table:style-name="ce109" office:value-type="string" calcext:value-type="string">
            <text:p>A FLOSS szoftverek és komponensek frissítéseinek sértetlenségét biztosító kriptográfiai kulcsokat be kell szerezni, biztonságos módon kell tárolni és szükség esetén ellenőrizni.</text:p>
          </table:table-cell>
          <table:table-cell office:value-type="string" calcext:value-type="string">
            <text:p>A FLOSS frissítések sértetlenségét biztosító kulcsok gyakran <text:s/>WoT alapúak PKI helyett. A frissítések gyakorlatilag távoli elérésnek minősülnek, hiszen lényegében tetszőleges kód futtatható általuk a frissített gépeken. Emiatt rendkívül fontos, hogy a nyílt módszer által favorizált WoT alapú nyilvános kulcsok szükség esetén rendelkezésre álljanak és megbízhatóságuk ellenőrizhető legyen.</text:p>
          </table:table-cell>
          <table:table-cell office:value-type="string" calcext:value-type="string">
            <text:p>ST08,ST09,ST11</text:p>
          </table:table-cell>
          <table:table-cell office:value-type="string" calcext:value-type="string">
            <text:p>JK03,JT06</text:p>
          </table:table-cell>
          <table:table-cell table:style-name="Default" office:value-type="string" calcext:value-type="string">
            <text:p><text:span text:style-name="T26">3.3.9.5.3.1.2.1.,</text:span><text:span text:style-name="T27">3.3.9.5.3.1.2.4.</text:span></text:p>
          </table:table-cell>
          <table:table-cell table:number-columns-repeated="56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6">
            <text:p>PR.AC-4: <text:span text:style-name="T6">Access permissions and authorizations are managed, incorporating the principles of least privilege and separation of duties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6">
            <text:p>PR.AC-5: <text:span text:style-name="T6">Network integrity is protected (e.g., network segregation, network segmentation)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6">
            <text:p>PR.AC-6:<text:span text:style-name="T14"> </text:span><text:span text:style-name="T15">Identities are proofed and bound to credentials and asserted in interactions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6">
            <text:p>PR.AC-7: <text:span text:style-name="T13">Users, devices, and other assets are authenticated (e.g., single-factor, multi-factor) commensurate with the risk of the transaction (e.g., individuals’ security and privacy risks and other organizational risks)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3">
          <table:covered-table-cell table:style-name="ce85"/>
          <table:covered-table-cell table:style-name="ce101"/>
          <table:covered-table-cell table:style-name="ce107"/>
          <table:table-cell table:style-name="ce109"/>
          <table:table-cell office:value-type="string" calcext:value-type="string">
            <text:p><text:s/></text:p>
          </table:table-cell>
          <table:table-cell table:number-columns-repeated="59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2"/>
          <table:covered-table-cell table:style-name="ce29"/>
          <table:table-cell table:style-name="ce110"/>
          <table:table-cell table:number-columns-repeated="60"/>
        </table:table-row>
        <table:table-row table:style-name="ro4">
          <table:covered-table-cell table:style-name="ce85"/>
          <table:table-cell table:style-name="ce21" office:value-type="string" calcext:value-type="string" table:number-columns-spanned="1" table:number-rows-spanned="25">
            <text:p>Tudatosság és képzés (PR.AT): <text:span text:style-name="T1">A szervezet tagjai és partnerei részesülek kiberbiztonsági képzésben és fel vannak készíve rá, hogy a kiberbiztonsággal kapcsolatos feladataikat a vonatkozó szabályok, eljárások és egyezmények értelmében elvégezzék.</text:span></text:p>
          </table:table-cell>
          <table:table-cell table:style-name="ce27" office:value-type="string" calcext:value-type="string" table:number-columns-spanned="1" table:number-rows-spanned="5">
            <text:p>PR.AT-1: <text:span text:style-name="T6">All users are informed and trained </text:span></text:p>
          </table:table-cell>
          <table:table-cell table:style-name="ce109" office:value-type="string" calcext:value-type="string">
            <text:p>A szervezet tudatossági képzése keretében foglalkozik a FLOSS komponensek felhasználásával járó kockázatok és lehetőségek témakörével.</text:p>
          </table:table-cell>
          <table:table-cell office:value-type="string" calcext:value-type="string">
            <text:p>A FLOSS kiberbiztonsági kockázatai eltérhetnek a szokásostól. Különösen fontos tudatosítani, a megfelelő hatékonyságú hibajavítások eléréséhez szükséges módszerek eltéréseit. Az OSSD fejlesztőközösség tagjait más módon kell motiválni, nem lehet számon kérni és kényszeríteni.</text:p>
          </table:table-cell>
          <table:table-cell table:style-name="ce96" office:value-type="string" calcext:value-type="string">
            <text:p>SH04, SH05, SH06, SH09,ST03, ST02</text:p>
          </table:table-cell>
          <table:table-cell office:value-type="string" calcext:value-type="string">
            <text:p>JH11, JK07</text:p>
          </table:table-cell>
          <table:table-cell table:style-name="Default" office:value-type="string" calcext:value-type="string">
            <text:p><text:span text:style-name="T23">3.1.1.1.3.7.,</text:span><text:span text:style-name="T24">3.1.4.3.1.,</text:span><text:span text:style-name="T25">3.1.7.3.1.</text:span></text:p>
          </table:table-cell>
          <table:table-cell table:number-columns-repeated="56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5">
            <text:p>PR.AT-2: <text:span text:style-name="T6">Privileged users understand their roles and responsibilities 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0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5">
            <text:p>PR.AT-3: <text:span text:style-name="T6">Third-party stakeholders (e.g., suppliers, customers, partners) understand their roles and responsibilities </text:span></text:p>
          </table:table-cell>
          <table:table-cell table:style-name="ce109" office:value-type="string" calcext:value-type="string">
            <text:p>A szervezet kapcsolatba lép a FLOSS közösséggel és szükség esetén tájékoztatja a felhasználás módjáról és az ezzel járó felelősségről.</text:p>
          </table:table-cell>
          <table:table-cell office:value-type="string" calcext:value-type="string">
            <text:p>A közösségek nem feltétlen vannak tudatában annak, hogy rendszerüket milyen és mennyire kritikus helyeken alkalmazzák. Az információ megosztása segít erősíteni a felelős viselkedést. Különösen fontos lehet kisebb létszámú projektek esetén.</text:p>
          </table:table-cell>
          <table:table-cell table:number-columns-repeated="2"/>
          <table:table-cell table:style-name="Default" office:value-type="string" calcext:value-type="string">
            <text:p>3.1.6.6.1.1.</text:p>
          </table:table-cell>
          <table:table-cell table:number-columns-repeated="56"/>
        </table:table-row>
        <table:table-row table:style-name="ro3">
          <table:covered-table-cell table:style-name="ce85"/>
          <table:covered-table-cell table:style-name="ce101"/>
          <table:covered-table-cell table:style-name="ce107"/>
          <table:table-cell table:style-name="ce109" office:value-type="string" calcext:value-type="string">
            <text:p>Aktívan részt kell vállalni a fejlesztői kommunikációban és hibakeresésben az információáramlás gyorsítása végett, és tisztázni kell a feladatköröket.</text:p>
          </table:table-cell>
          <table:table-cell office:value-type="string" calcext:value-type="string">
            <text:p>A közösségnek nincs formális felelőssége. Szerepének fontosságát úgy lehet leginkább tudatosítani, ha a szervezet részt vállal a közösség napi munkájában, folyamatos jelenlétével, esetleg tanácsaival erősítve a közösség tudatosságát. A résztvevők feladatai nem mindig vannak világosan meghatározva, a kommunikáció során törekedni kell ennek tisztázására.</text:p>
          </table:table-cell>
          <table:table-cell office:value-type="string" calcext:value-type="string">
            <text:p>SM01, SM02, SM03, SM07</text:p>
          </table:table-cell>
          <table:table-cell office:value-type="string" calcext:value-type="string">
            <text:p>JM04,JM08,JM03</text:p>
          </table:table-cell>
          <table:table-cell table:style-name="ce119" office:value-type="string" calcext:value-type="string">
            <text:p><text:span text:style-name="T33">3.3.11.6.1.4.,3.3.11.8.6.,</text:span><text:span text:style-name="T34">3.1.7.1.1.3.</text:span></text:p>
          </table:table-cell>
          <table:table-cell table:number-columns-repeated="56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4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5">
            <text:p>PR.AT-4: <text:span text:style-name="T6">Senior executives understand their roles and responsibilities </text:span></text:p>
          </table:table-cell>
          <table:table-cell table:style-name="ce109" office:value-type="string" calcext:value-type="string">
            <text:p>A vezetők a szervezeten belül tisztában vannak a FLOSS felhasználás kockázataival, illetve azzal a ténnyel, hogy a FLOSS közvetett felhasználása valószínűleg elkerülhetetlen.</text:p>
          </table:table-cell>
          <table:table-cell office:value-type="string" calcext:value-type="string">
            <text:p>A felső vezetés nem feltétlenül van tudatában annak, hogy a szervezet FLOSS termékeket is használ. Az összetett licencelési, integrációs, életciklus menedzsment és inkompatibilitási problémák jelentette kockázatok ismeretében hozható csak meg a megfelelő döntés.</text:p>
          </table:table-cell>
          <table:table-cell office:value-type="string" calcext:value-type="string">
            <text:p><text:span text:style-name="T23">SG01,</text:span><text:span text:style-name="T24">SS02,</text:span><text:span text:style-name="T25">SH03</text:span></text:p>
          </table:table-cell>
          <table:table-cell/>
          <table:table-cell table:style-name="Default" office:value-type="string" calcext:value-type="string">
            <text:p><text:span text:style-name="T28">3.1.1.4.2.5.,3.1.1.4.1.1.,3.1.2.2.1.1.,</text:span>3.1.2.3.1.1.</text:p>
          </table:table-cell>
          <table:table-cell table:number-columns-repeated="56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5">
            <text:p>PR.AT-5: <text:span text:style-name="T6">Physical and cybersecurity personnel understand their roles and responsibilities 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2"/>
          <table:covered-table-cell table:style-name="ce29"/>
          <table:table-cell table:style-name="ce110"/>
          <table:table-cell table:number-columns-repeated="60"/>
        </table:table-row>
        <table:table-row table:style-name="ro5">
          <table:covered-table-cell table:style-name="ce85"/>
          <table:table-cell table:style-name="ce21" office:value-type="string" calcext:value-type="string" table:number-columns-spanned="1" table:number-rows-spanned="39">
            <text:p>Adatbiztonság (PR.DS): <text:span text:style-name="T1"> Az információ és adat kezelése a szervezet kockázatkezelési stratégiájával konzisztens módon történik, odafigyelve a bizalmasság, sértetlenség és rendelkezésre állás kritériumaira. </text:span></text:p>
          </table:table-cell>
          <table:table-cell table:style-name="ce27" office:value-type="string" calcext:value-type="string" table:number-columns-spanned="1" table:number-rows-spanned="5">
            <text:p>PR.DS-1: <text:span text:style-name="T6">Data-at-rest is protected</text:span></text:p>
          </table:table-cell>
          <table:table-cell table:style-name="ce109" office:value-type="string" calcext:value-type="string">
            <text:p>A szabályzatban meghatározott FLOSS komponenseket adott verzión kell rögzíteni (snapshot) és csak a biztonsági frissítéseket kell alkalmazni.</text:p>
          </table:table-cell>
          <table:table-cell office:value-type="string" calcext:value-type="string">
            <text:p>A belsőleg felhasznált forráskód adatnak tekinthető. A FLOSS egyedi módszertana gyors egymásutáni kiadásokon alapul, az új kiadásokban végrehajtott módosítások sérülékenységeket vezethetnek be vagy inkompatibilitást okozhatnak. A kockázat egy kiválasztott stabil verziót használatával csökkenthető az esetleges biztonsági hibajavítások folyamatos felügyelete mellett.</text:p>
          </table:table-cell>
          <table:table-cell office:value-type="string" calcext:value-type="string">
            <text:p>SJ03,SF10,SF13</text:p>
          </table:table-cell>
          <table:table-cell office:value-type="string" calcext:value-type="string">
            <text:p>JF05</text:p>
          </table:table-cell>
          <table:table-cell table:style-name="Default" office:value-type="string" calcext:value-type="string">
            <text:p><text:span text:style-name="T26">3.1.4.9.3.,</text:span><text:span text:style-name="T27">3.1.1.4.1.1.</text:span></text:p>
          </table:table-cell>
          <table:table-cell table:number-columns-repeated="56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4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5">
            <text:p>PR.DS-2: <text:span text:style-name="T6">Data-in-transit is protected</text:span></text:p>
          </table:table-cell>
          <table:table-cell table:style-name="ce109" office:value-type="string" calcext:value-type="string">
            <text:p>A forráskód csomagok, bináris formában terjesztett állományok ellenőrző összegeit minden esetben ellenőrizni kell, a szoftvertárolók ilyen irányú képességeit mindig ki kell használni.</text:p>
          </table:table-cell>
          <table:table-cell office:value-type="string" calcext:value-type="string">
            <text:p><text:span text:style-name="T22">Szinte minden nyílt forrású csomagterjesztési rendszer használ valamilyen integritás-megőrzési megoldást, általában ellenőrző összegeket, illetve a hitelesség biztosítása érdekében digitális aláírásokat. Tekintve, hogy ezek a rugalmasság biztosítása érdekében általában  megkerülhetők vagy kikapcsolhatók, a hitelesnek tekintett aláírások köre pedig </text:span>bővíthető, fontos, hogy a hiteles aláírások köre, azok módosításának lehetősége megfelelően szabályozva legyen.  Az ellenőrzési tevékenység elvégzését elő kell írni.</text:p>
          </table:table-cell>
          <table:table-cell office:value-type="string" calcext:value-type="string">
            <text:p>ST08,ST09,ST11</text:p>
          </table:table-cell>
          <table:table-cell office:value-type="string" calcext:value-type="string">
            <text:p>JT02</text:p>
          </table:table-cell>
          <table:table-cell table:style-name="ce118" office:value-type="string" calcext:value-type="string">
            <text:p><text:span text:style-name="T33">3.3.10.13.3.,3.3.13.7.1.,3.3.13.8.1.,</text:span><text:span text:style-name="T34">3.3.13.10.1.</text:span></text:p>
          </table:table-cell>
          <table:table-cell table:number-columns-repeated="56"/>
        </table:table-row>
        <table:table-row table:style-name="ro6">
          <table:covered-table-cell table:style-name="ce85"/>
          <table:covered-table-cell table:style-name="ce101"/>
          <table:covered-table-cell table:style-name="ce107"/>
          <table:table-cell table:style-name="ce109" office:value-type="string" calcext:value-type="string">
            <text:p>A felhasznált DVCS változáskészletének integritását biztosító digitális aláírásokat ellenőrizni kell, illetve ezt biztosító keretrendszert kell használni.</text:p>
          </table:table-cell>
          <table:table-cell office:value-type="string" calcext:value-type="string">
            <text:p><text:span text:style-name="T22">A modern DVCS rendszerek (pl. git) lehetővé teszik a változáskészletek digitális aláírását, ezáltal azonosítva a változáskészletet jóváhagyó fejlesztőt és biztosítva a változtatás integritását. Ezt a védelmi funkciót csak úgy lehet kihasználni, ha a DVCS felhasználója birtokában van a megfelelő kulcsoknak és aktívan használja a funkciót. (Git esetében például a --verify-signatures</text:span> opcióval ellenőrizhetők az aláírások merge művelet végrehajtása előtt).</text:p>
          </table:table-cell>
          <table:table-cell/>
          <table:table-cell office:value-type="string" calcext:value-type="string">
            <text:p>JT04</text:p>
          </table:table-cell>
          <table:table-cell table:style-name="ce118" office:value-type="string" calcext:value-type="string">
            <text:p><text:span text:style-name="T33">3.3.10.13.3.,3.3.13.7.1.,3.3.13.8.1.,</text:span><text:span text:style-name="T34">3.3.13.10.1.</text:span></text:p>
          </table:table-cell>
          <table:table-cell table:number-columns-repeated="56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6">
            <text:p>PR.DS-3: <text:span text:style-name="T6">Assets are formally managed throughout removal, transfers, and disposition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5">
            <text:p>PR.DS-4: <text:span text:style-name="T6">Adequate capacity to ensure availability is maintained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5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5">
            <text:p>PR.DS-5: <text:span text:style-name="T6">Protections against data leaks are implemented</text:span></text:p>
          </table:table-cell>
          <table:table-cell table:style-name="ce109" office:value-type="string" calcext:value-type="string">
            <text:p>A felelős személy vagy automatizált rendszer ellenőrzi, hogy a hibakövető rendszerbe vagy FLOSS szoftvertárolókba visszaolvasztásra kerülő adatok nem tartalmaznak-e érzékeny információkat.</text:p>
          </table:table-cell>
          <table:table-cell office:value-type="string" calcext:value-type="string">
            <text:p><text:span text:style-name="T22">A helyi módosítások visszavezetése az upstream projektbe számos előnnyel járhat a szervezet számára (lásd: [-@sec:Usage]), ugyanakkor kockázati tényezőként </text:span>figyelembe kell venni a nem kívánt információszivárgás lehetőségét. Megfelelő szabályozás és gyakorlat nélkül könnyen nyilvánossá válhatnak érzékeny adatok (felhasználónevek, hálózati információk, kriptográfiai kulcsok stb). A bizalmasság sérülése gyakran nem is nyilvánvaló, hiszen az érzékeny adat csak egy mellékes forráságon keresztül (pl. feature branch) érhető el. Az információ szivárgás csak akkor akadályozható meg hatékonyan, ha a publikálást végző személy tudatában van a kockázatoknak adott esetben munkáját ellenőrzik is.</text:p>
          </table:table-cell>
          <table:table-cell office:value-type="string" calcext:value-type="string">
            <text:p>SH09,SM05</text:p>
          </table:table-cell>
          <table:table-cell office:value-type="string" calcext:value-type="string">
            <text:p>JH10,JK08</text:p>
          </table:table-cell>
          <table:table-cell table:style-name="ce116" office:value-type="string" calcext:value-type="string">
            <text:p><text:span text:style-name="T29">3.3.10.17.1.1.,</text:span><text:span text:style-name="T30">3.3.10.18.1.1.,</text:span><text:span text:style-name="T24">3.3.10.18.1.2.,3.3.10.18.1.3.,</text:span><text:span text:style-name="T25">3.3.11.5.1.3.</text:span></text:p>
          </table:table-cell>
          <table:table-cell table:number-columns-repeated="56"/>
        </table:table-row>
        <table:table-row table:style-name="ro3">
          <table:covered-table-cell table:style-name="ce85"/>
          <table:covered-table-cell table:style-name="ce101"/>
          <table:covered-table-cell table:style-name="ce107"/>
          <table:table-cell table:style-name="ce109" office:value-type="string" calcext:value-type="string">
            <text:p>A közösségi fejlesztésben résztvevő fejlesztők egymás közötti kommunikációja szabályozott és/vagy automatizált módszerekkel szűrt.</text:p>
          </table:table-cell>
          <table:table-cell office:value-type="string" calcext:value-type="string">
            <text:p>A közösségi fejlesztésben résztvevő fejlesztők elkülönített (közösség által nem látható) kommunikációja nem javasolt, elidegeníti a közösséget és gátolja a közös munkát. A nyílt közösség fejlesztői kommunikációja természeténél fogva publikus. Emiatt fontos szabályozni, hogy milyen információk nem juthatnak el ezekre a csatornákra.</text:p>
          </table:table-cell>
          <table:table-cell office:value-type="string" calcext:value-type="string">
            <text:p>SK06</text:p>
          </table:table-cell>
          <table:table-cell office:value-type="string" calcext:value-type="string">
            <text:p>JK09</text:p>
          </table:table-cell>
          <table:table-cell table:style-name="ce118" office:value-type="string" calcext:value-type="string">
            <text:p>3.3.11.5.2.</text:p>
          </table:table-cell>
          <table:table-cell table:number-columns-repeated="56"/>
        </table:table-row>
        <table:table-row table:style-name="ro5">
          <table:covered-table-cell table:style-name="ce85"/>
          <table:covered-table-cell table:style-name="ce101"/>
          <table:covered-table-cell table:style-name="ce107"/>
          <table:table-cell table:style-name="ce109" office:value-type="string" calcext:value-type="string">
            <text:p>A forráskód alapján ellenőrizhető, hogy nem történik-e illegális adatgyűjtés.</text:p>
          </table:table-cell>
          <table:table-cell office:value-type="string" calcext:value-type="string">
            <text:p>Az illegális adatforgalom egy része forgalomanalízis segítségével is beazonosítható, de ha az adott rendszer legális kommunikációt is folytat, az azonosítás rendkívül nehéz lehet. Az információ elrejthető szteganográfiával, időzítésen alapuló információ-átviteli metódusokkal stb. Az egyetlen biztosnak mondható módszer a felhasznált bináris létrehozásához használt forráskód elemzése.</text:p>
          </table:table-cell>
          <table:table-cell/>
          <table:table-cell office:value-type="string" calcext:value-type="string">
            <text:p>JM07</text:p>
          </table:table-cell>
          <table:table-cell table:style-name="Default" office:value-type="string" calcext:value-type="string">
            <text:p><text:span text:style-name="T26">3.1.3.3.3.,</text:span><text:span text:style-name="T27">3.3.4.3.</text:span></text:p>
          </table:table-cell>
          <table:table-cell table:number-columns-repeated="56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6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5">
            <text:p>PR.DS-6: <text:span text:style-name="T6">Integrity checking mechanisms are used to verify software, firmware, and information integrity</text:span></text:p>
          </table:table-cell>
          <table:table-cell table:style-name="ce109" office:value-type="string" calcext:value-type="string">
            <text:p>A letöltött szabad szoftverek bináris állományainak ellenőrző összegeit minden esetben fel kell használni a sértetlenség biztosítása érdekében.</text:p>
          </table:table-cell>
          <table:table-cell office:value-type="string" calcext:value-type="string">
            <text:p>A szabad szoftverek könnyű célpontot jelentenek a támadó számára, hiszen egyszerűen módosíthatóak, terjesztésük pedig nincs feltétlen szervezethez kötve és több helyről beszerezhetők. Akkor sem feltétlen biztosított a sértetlenség, ha a letöltést hiteles forrásból történik, hiszen a szoftvertárolót vagy a kommunikációs csatornát megcélozva a támadó módosíthatta az adatokat. Az állomány sértetlenségének ellenőrzéséhez tehát a hiteles forrásból származó ellenőrzőösszegek helyes használata elengedhetetlen.</text:p>
          </table:table-cell>
          <table:table-cell/>
          <table:table-cell table:style-name="ce96"/>
          <table:table-cell table:style-name="ce120" office:value-type="string" calcext:value-type="string">
            <text:p><text:span text:style-name="T37">3.3.8.5.2.,</text:span><text:span text:style-name="T38">3.3.6.5.4.</text:span></text:p>
          </table:table-cell>
          <table:table-cell table:number-columns-repeated="56"/>
        </table:table-row>
        <table:table-row table:style-name="ro3">
          <table:covered-table-cell table:style-name="ce85"/>
          <table:covered-table-cell table:style-name="ce101"/>
          <table:covered-table-cell table:style-name="ce107"/>
          <table:table-cell table:style-name="ce109" office:value-type="string" calcext:value-type="string">
            <text:p>A szoftvertárházak adatintegritás ellenőrzési képességeit helyesen és folyamatosan használják a komponensek integritás-ellenőrzése során.</text:p>
          </table:table-cell>
          <table:table-cell office:value-type="string" calcext:value-type="string">
            <text:p><text:span text:style-name="T22">A bináris állományok mellett trójai kód a forráskódban is könnyen elhelyezhető. Tekintve, hogy a modern fordítási környezetek felépítése meglehetősen komplex és számos külső erőforrást (könyvtárat,  segédeszközt), használnak fel, automatikus integritás ellenőrzés nélkül az adatok sértetlenség praktikusan nem  </text:span>biztosítható. </text:p>
          </table:table-cell>
          <table:table-cell table:number-columns-repeated="2"/>
          <table:table-cell table:style-name="Default" office:value-type="string" calcext:value-type="string">
            <text:p><text:span text:style-name="T26">3.3.8.5.2.,</text:span><text:span text:style-name="T27">3.3.3.6.2.3.</text:span></text:p>
          </table:table-cell>
          <table:table-cell table:number-columns-repeated="56"/>
        </table:table-row>
        <table:table-row table:style-name="ro3">
          <table:covered-table-cell table:style-name="ce85"/>
          <table:covered-table-cell table:style-name="ce101"/>
          <table:covered-table-cell table:style-name="ce107"/>
          <table:table-cell table:style-name="ce109" office:value-type="string" calcext:value-type="string">
            <text:p>A szabályzatban meghatározott szoftvereket csak ellenőrzött forrásból származó, eredeti forráskódból fordítva használ a szervezet. </text:p>
          </table:table-cell>
          <table:table-cell office:value-type="string" calcext:value-type="string">
            <text:p>A bináris és a forráskód logikai azonossága csak úgy biztosítható, ha azt házon belül fordítjuk le vagy megbízható forrásból származik. FLOSS esetén nem mindig garantált a megbízható forrás, ezért szükséges lehet a saját fordítási folyamat alkalmazása. Amennyiben a szoftverforrás megismételhető fordítási folyamatot alkalmaz (reproducible build) ez a lépés elhagyható.</text:p>
          </table:table-cell>
          <table:table-cell office:value-type="string" calcext:value-type="string">
            <text:p>ST08,ST10</text:p>
          </table:table-cell>
          <table:table-cell office:value-type="string" calcext:value-type="string">
            <text:p>JT05</text:p>
          </table:table-cell>
          <table:table-cell table:style-name="Default" office:value-type="string" calcext:value-type="string">
            <text:p><text:span text:style-name="T26">3.3.11.8.6.,</text:span><text:span text:style-name="T27">3.1.3.3.3.</text:span></text:p>
          </table:table-cell>
          <table:table-cell table:number-columns-repeated="56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0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4">
            <text:p>PR.DS-7: <text:span text:style-name="T6">The development and testing environment(s) are separate from the production environment</text:span></text:p>
          </table:table-cell>
          <table:table-cell table:style-name="ce109" office:value-type="string" calcext:value-type="string">
            <text:p>Amennyiben a szervezet közvetlenül részt vesz a fejlesztésben, egyértelműen elkülöníti a fejlesztői és stabil változatot. Ha a fejlesztésben közvetlenül nem vesz részt, a beszállítóktól követeli meg ugyanezt.</text:p>
          </table:table-cell>
          <table:table-cell office:value-type="string" calcext:value-type="string">
            <text:p>A fejlesztői változat általában sérülékenyebb, új, kevésbé tesztelt funkciókat vezethet be. A szoftver üzemeltetésért felelős személyeknek egyértelműen meg kell tudni különböztetniük a biztonsági tervben előírt stabil változatot a fejlesztői verziótól.</text:p>
          </table:table-cell>
          <table:table-cell office:value-type="string" calcext:value-type="string">
            <text:p>SM08</text:p>
          </table:table-cell>
          <table:table-cell/>
          <table:table-cell table:style-name="Default" office:value-type="string" calcext:value-type="string">
            <text:p><text:span text:style-name="T26">3.3.3.6.1.1.,</text:span><text:span text:style-name="T27">3.3.3.6.2.4.</text:span></text:p>
          </table:table-cell>
          <table:table-cell table:number-columns-repeated="56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4">
            <text:p>PR.DS-8:<text:span text:style-name="T6"> Integrity checking mechanisms are used to verify hardware integrity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2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5"/>
          <table:table-cell table:style-name="ce21" office:value-type="string" calcext:value-type="string" table:number-columns-spanned="1" table:number-rows-spanned="60">
            <text:p>Információ védelemi folyamatok és műveletek (PR.IP): <text:span text:style-name="T1">A szervezet felállította és használja az információs rendszer  és eszközeinek védelmét célzó biztonsági rendszabályokat (amelyek a szervezet részeinek célját, hatókörét, felelőségi körét és koordinációját definiálják)</text:span><text:span text:style-name="T5">, folyamatokat és műveleteket.</text:span></text:p>
          </table:table-cell>
          <table:table-cell table:style-name="ce27" office:value-type="string" calcext:value-type="string" table:number-columns-spanned="1" table:number-rows-spanned="6">
            <text:p>PR.IP-1: <text:span text:style-name="T6">A baseline configuration of information technology/industrial control systems is created and maintained incorporating security principles (e.g. concept of least functionality)</text:span></text:p>
          </table:table-cell>
          <table:table-cell table:number-columns-repeated="61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number-columns-repeated="61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3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6">
            <text:p>PR.IP-2: <text:span text:style-name="T6">A System Development Life Cycle to manage systems is implemented</text:span></text:p>
          </table:table-cell>
          <table:table-cell table:style-name="ce109" office:value-type="string" calcext:value-type="string">
            <text:p>A felhasznált FLOSS komponenseken változtatás csak indokolt esetben és dokumentált módon végezhető. A belső rendszerhez illesztést lehetőség szerint adapter pattern alkalmazásával kell elvégezni.</text:p>
          </table:table-cell>
          <table:table-cell office:value-type="string" calcext:value-type="string">
            <text:p>Az eredeti kód módosításával csökken a közösségi támogatás esélye és valószínűleg elveszik az üzleti támogatás lehetősége is. A változtatás új sérülékenységeket vezethet be, és kompatibilitási problémákhoz vezethet. Az adaptern pattern segítségével elkerülhető, hogy az eredeti kódban jelentős módosításokat kelljen végrehajtani.</text:p>
          </table:table-cell>
          <table:table-cell office:value-type="string" calcext:value-type="string">
            <text:p>SF11</text:p>
          </table:table-cell>
          <table:table-cell office:value-type="string" calcext:value-type="string">
            <text:p>JH06</text:p>
          </table:table-cell>
          <table:table-cell table:style-name="Default" office:value-type="string" calcext:value-type="string">
            <text:p><text:span text:style-name="T26">3.1.3.5.,</text:span><text:span text:style-name="T27">3.3.2.2.1.6.</text:span></text:p>
          </table:table-cell>
          <table:table-cell table:number-columns-repeated="56"/>
        </table:table-row>
        <table:table-row table:style-name="ro5">
          <table:covered-table-cell table:style-name="ce85"/>
          <table:covered-table-cell table:style-name="ce101"/>
          <table:covered-table-cell table:style-name="ce107"/>
          <table:table-cell table:style-name="ce109" office:value-type="string" calcext:value-type="string">
            <text:p>A FLOSS komponensek vagy szoftverek kiválasztásáért felelős személy erre szakosodott partner szolgáltatásait veszi igénybe.</text:p>
          </table:table-cell>
          <table:table-cell office:value-type="string" calcext:value-type="string">
            <text:p>A FLOSS komponensek kiválasztását sokszor egyszerű keresőhasználattal végzik. Ugyanakkor a számtalan változatból és forrásból nagyon nehéz kiválasztani a legmegfelelőbbet. Koránt sem biztos, hogy a legnagyobb letöltésszámmal rendelkező vagy legelsőként felhozott eredmény lesz a megfelelő. A megfelelő tapasztalattal rendelkező partner vagy szolgáltatás segíthet a kiválasztással járó kockázat csökkentésében.</text:p>
          </table:table-cell>
          <table:table-cell office:value-type="string" calcext:value-type="string">
            <text:p>SH04, SH05</text:p>
          </table:table-cell>
          <table:table-cell office:value-type="string" calcext:value-type="string">
            <text:p>JH04,JM05,JJ03</text:p>
          </table:table-cell>
          <table:table-cell table:style-name="ce118" office:value-type="string" calcext:value-type="string">
            <text:p>3.3.3.5.1.1.</text:p>
          </table:table-cell>
          <table:table-cell table:number-columns-repeated="56"/>
        </table:table-row>
        <table:table-row table:style-name="ro10">
          <table:covered-table-cell table:style-name="ce85"/>
          <table:covered-table-cell table:style-name="ce101"/>
          <table:covered-table-cell table:style-name="ce107"/>
          <table:table-cell table:style-name="ce109" office:value-type="string" calcext:value-type="string">
            <text:p>A FLOSS kiválasztási folyamatát, körülményeit és eredményét dokumentálni kell.</text:p>
          </table:table-cell>
          <table:table-cell office:value-type="string" calcext:value-type="string">
            <text:p>A helyes FLOSS komponens kiválasztása nem triviális feladat. Az ad-hoc választás elkerülése és az ellenőrizhetőség biztosítása végett a kiválasztás folyamatával kapcsolatos információkat meg kell őrizni.</text:p>
          </table:table-cell>
          <table:table-cell office:value-type="string" calcext:value-type="string">
            <text:p>SH05</text:p>
          </table:table-cell>
          <table:table-cell office:value-type="string" calcext:value-type="string">
            <text:p>JH05</text:p>
          </table:table-cell>
          <table:table-cell table:style-name="Default" office:value-type="string" calcext:value-type="string">
            <text:p>3.3.3.6.1.1.</text:p>
          </table:table-cell>
          <table:table-cell table:number-columns-repeated="56"/>
        </table:table-row>
        <table:table-row table:style-name="ro2">
          <table:covered-table-cell table:style-name="ce85"/>
          <table:covered-table-cell table:style-name="ce101"/>
          <table:covered-table-cell table:style-name="ce107"/>
          <table:table-cell table:style-name="ce109" office:value-type="string" calcext:value-type="string">
            <text:p>A helyben elvégzett fejlesztéseket megfelelő szabályozás mellett a fejlesztők visszavezetik az upstream projektbe.</text:p>
          </table:table-cell>
          <table:table-cell office:value-type="string" calcext:value-type="string">
            <text:p>Az egyedi változat folyamatos karbantartása időigényes és hibalehetőségeket rejt. Az upstream projekt változásai összeütközésbe kerülhetnek a helyi módosításokkal.</text:p>
          </table:table-cell>
          <table:table-cell office:value-type="string" calcext:value-type="string">
            <text:p>SH06,SF12,SK04</text:p>
          </table:table-cell>
          <table:table-cell office:value-type="string" calcext:value-type="string">
            <text:p>JH06</text:p>
          </table:table-cell>
          <table:table-cell table:style-name="Default" office:value-type="string" calcext:value-type="string">
            <text:p><text:span text:style-name="T28">3.1.3.3.1.5.,</text:span>3.3.3.8.</text:p>
          </table:table-cell>
          <table:table-cell table:number-columns-repeated="56"/>
        </table:table-row>
        <table:table-row table:style-name="ro5">
          <table:covered-table-cell table:style-name="ce85"/>
          <table:covered-table-cell table:style-name="ce101"/>
          <table:covered-table-cell table:style-name="ce107"/>
          <table:table-cell table:style-name="ce109" office:value-type="string" calcext:value-type="string">
            <text:p>A fejlesztést végző részleg licenckezelő célszoftver igénybevételével követi a felhasznált FLOSS komponensek jogi megfelelőségét, külső fejlesztő esetén meg kell követelni a szállított szoftver komponenseinek licenclistáját.</text:p>
          </table:table-cell>
          <table:table-cell office:value-type="string" calcext:value-type="string">
            <text:p>A rendelkezésre állás biztosítása érdekében a fejlesztett szoftver jogi megfelelőségét folyamatosan ellenőrizni kell. A FLOSS komponensek bonyolult függőségei és a licencelés összetettsége folytán az ellenőrzést megfelelő szoftvertámogatás mellett célszerű végezni. Beszállító igénybevétele esetén a szállított termék megfelelőségének tanúsítása érdekében csatolni szükséges a felhasznált komponensek licenceit.</text:p>
          </table:table-cell>
          <table:table-cell office:value-type="string" calcext:value-type="string">
            <text:p>SS02,SS03</text:p>
          </table:table-cell>
          <table:table-cell office:value-type="string" calcext:value-type="string">
            <text:p>JS04,JS05</text:p>
          </table:table-cell>
          <table:table-cell table:style-name="Default" office:value-type="string" calcext:value-type="string">
            <text:p><text:span text:style-name="T26">3.3.3.5.,</text:span><text:span text:style-name="T27">3.3.3.7.</text:span></text:p>
          </table:table-cell>
          <table:table-cell table:number-columns-repeated="56"/>
        </table:table-row>
        <table:table-row table:style-name="ro4">
          <table:covered-table-cell table:style-name="ce85"/>
          <table:covered-table-cell table:style-name="ce101"/>
          <table:covered-table-cell table:style-name="ce29"/>
          <table:table-cell table:style-name="ce110" office:value-type="string" calcext:value-type="string">
            <text:p>A fejlesztést végző részleg rendelkezzen verziókövetési tervvel.</text:p>
          </table:table-cell>
          <table:table-cell office:value-type="string" calcext:value-type="string">
            <text:p>A FLOSS projektek gyors verzióváltásokkal dolgoznak, az új funkciók gyakran csak a fejlesztői verziókban elérhetőek. A fejlesztői verziók stabilitása és biztonsági szintje nem éri el a stabil verziókét, emiatt érdemes lefektetni hogy milyen esetekben milyen verzióváltás végezhető.</text:p>
          </table:table-cell>
          <table:table-cell office:value-type="string" calcext:value-type="string">
            <text:p>SH06</text:p>
          </table:table-cell>
          <table:table-cell office:value-type="string" calcext:value-type="string">
            <text:p>JH07</text:p>
          </table:table-cell>
          <table:table-cell table:style-name="ce119" office:value-type="string" calcext:value-type="string">
            <text:p>3.3.3.6.1.1.</text:p>
          </table:table-cell>
          <table:table-cell table:number-columns-repeated="56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6">
            <text:p>PR.IP-3: <text:span text:style-name="T6">Configuration change control processes are in place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6">
            <text:p>PR.IP-4: <text:span text:style-name="T6">Backups of information are conducted, maintained, and tested 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4">
            <text:p>PR.IP-5: <text:span text:style-name="T6">Policy and regulations regarding the physical operating environment for organizational assets are met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5">
            <text:p>PR.IP-6: <text:span text:style-name="T6">Data is destroyed according to policy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4">
            <text:p>PR.IP-7: <text:span text:style-name="T6">Protection processes are improved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6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3">
            <text:p>PR.IP-8: <text:span text:style-name="T6">Effectiveness of protection technologies is shared </text:span></text:p>
          </table:table-cell>
          <table:table-cell table:style-name="ce109" office:value-type="string" calcext:value-type="string">
            <text:p>A szervezet megosztja a FLOSS védelmi intézkedések hatékonyságával kapcsolatos eredményeit más szervezetekkel és részlegekkel.</text:p>
          </table:table-cell>
          <table:table-cell office:value-type="string" calcext:value-type="string">
            <text:p>A tudományos szakirodalomban közvetlenül ez az igény nem merül fel, ugyanakkor a tudásmegosztás a nyílt forrás filozófiájával feltétlenül összhangban van, a lehető leghatékonyabb védelmi megoldás kialakítása pedig egyértelműen közös érdek. Tekintve, hogy a dedikáltan FLOSS irányultságú védelmi intézkedések nem terjedtek el széles körben, különösen fontos, hogy az ezekkel kapcsolatos tapasztalatok minél nagyobb publicitást kapjanak.</text:p>
          </table:table-cell>
          <table:table-cell table:number-columns-repeated="2"/>
          <table:table-cell table:style-name="Default" office:value-type="string" calcext:value-type="string">
            <text:p>3.1.7.1.1.3.</text:p>
          </table:table-cell>
          <table:table-cell table:number-columns-repeated="56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5">
            <text:p>PR.IP-9: <text:span text:style-name="T6">Response plans (Incident Response and Business Continuity) and recovery plans (Incident Recovery and Disaster Recovery) are in place and managed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6">
            <text:p>PR.IP-10: <text:span text:style-name="T6">Response and recovery plans are tested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5">
            <text:p>PR.IP-11: <text:span text:style-name="T6">Cybersecurity is included in human resources practices (e.g., deprovisioning, personnel screening)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4">
            <text:p>PR.IP-12: <text:span text:style-name="T16">A</text:span><text:span text:style-name="T17"> </text:span><text:span text:style-name="T18">vulnerability management plan is developed and implemented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2"/>
          <table:covered-table-cell table:style-name="ce29"/>
          <table:table-cell table:style-name="ce110"/>
          <table:table-cell table:number-columns-repeated="60"/>
        </table:table-row>
        <table:table-row table:style-name="ro6">
          <table:covered-table-cell table:style-name="ce85"/>
          <table:table-cell table:style-name="ce21" office:value-type="string" calcext:value-type="string" table:number-columns-spanned="1" table:number-rows-spanned="9">
            <text:p>Karbantartás (PR.MA):<text:span text:style-name="T6"> Az ipari vezérlés és információ rendszer karbantartási folyamatai előre definiált szabályok és műveletek alapján kerülnek végrehajtásra. </text:span></text:p>
          </table:table-cell>
          <table:table-cell table:style-name="ce27" office:value-type="string" calcext:value-type="string" table:number-columns-spanned="1" table:number-rows-spanned="4">
            <text:p>PR.MA-1:<text:span text:style-name="T6"> Maintenance and repair of organizational assets are performed and logged, with approved and controlled tools</text:span></text:p>
          </table:table-cell>
          <table:table-cell table:style-name="ce109" office:value-type="string" calcext:value-type="string">
            <text:p>A FLOSS rendszerekkel kapcsolatos hibajegyeket és azokra kapott válaszokat a szervezeten belül központi helyen rögzítik.</text:p>
          </table:table-cell>
          <table:table-cell office:value-type="string" calcext:value-type="string">
            <text:p>A FLOSS rendszerek házon belül megvalósított javításait nem minden esetben lehet az eredeti rendszerbe visszavezetni. A közösség által elvégzett javítások különféle hibakövető rendszereken lehetnek nyilvántartva, amelyek elérése nehézkes. <text:s/>Az adott rendszer aktuális biztonsági szintjének értékeléséhez folyamatosan ismerni kell az alkalmazott javításokat és potenciális hibajegyeket, amit egyetlen központi rendszer alkalmazásával lehet biztosítani.</text:p>
          </table:table-cell>
          <table:table-cell table:number-columns-repeated="2"/>
          <table:table-cell table:style-name="ce119" office:value-type="string" calcext:value-type="string">
            <text:p><text:span text:style-name="T33">3.3.3.6.2.4.,3.3.7.2.1.6.,</text:span><text:span text:style-name="T34">3.3.7.2.2.1.2.</text:span></text:p>
          </table:table-cell>
          <table:table-cell table:number-columns-repeated="56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7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5">
            <text:p>PR.MA-2: <text:span text:style-name="T6">Remote maintenance of organizational assets is approved, logged, and performed in a manner that prevents unauthorized access</text:span></text:p>
          </table:table-cell>
          <table:table-cell table:style-name="ce109" office:value-type="string" calcext:value-type="string">
            <text:p>A hibajavítások során elvégzett változtatásokat és a verziófrissítések változáslistáit minden módosításánál kereshető módon naplózni szükséges.</text:p>
          </table:table-cell>
          <table:table-cell office:value-type="string" calcext:value-type="string">
            <text:p>A felhasznált forrás (harmadik féltől származó) hibajavításait távoli karbantartási eseménynek kell tekinteni. Ennek megfelelően belső rendszerbe átvezetett módosítás idejét, módját, forrását és okát erre alkalmas rendszerben rögzíteni kell. A nyílt forrású rendszerek gyors kiadási gyakorisága miatt gyakran előfordul, hogy egy frissítés (akár fontos biztonsági frissítés) nem kerül átvezetésre az upstream projektbe. A komponensek közötti interdependecia folytán más, nem tervezett komponensfrissítésekre is sor kerülhet ami sérülékenységet vezethet be vagy ütközést okozhat.</text:p>
          </table:table-cell>
          <table:table-cell office:value-type="string" calcext:value-type="string">
            <text:p>ST01,SF10</text:p>
          </table:table-cell>
          <table:table-cell office:value-type="string" calcext:value-type="string">
            <text:p>JT01</text:p>
          </table:table-cell>
          <table:table-cell table:style-name="ce119" office:value-type="string" calcext:value-type="string">
            <text:p><text:span text:style-name="T33">3.1.3.3.1.5.,3.3.3.4.1.1.,</text:span><text:span text:style-name="T34">3.3.3.4.1.2.</text:span></text:p>
          </table:table-cell>
          <table:table-cell table:number-columns-repeated="56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2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5"/>
          <table:table-cell table:style-name="ce21" office:value-type="string" calcext:value-type="string" table:number-columns-spanned="1" table:number-rows-spanned="27">
            <text:p><text:span text:style-name="T7">Védelmi technológia (PR.PT): </text:span><text:span text:style-name="T8">Az alkalmazott technikai védelmi megoldások képesek biztosítani a rendszerek és eszközök biztonságát és ellenállóképességét a vonatkozó rendszabályokban lefektetett elveknek megfelelően. </text:span></text:p>
          </table:table-cell>
          <table:table-cell table:style-name="ce27" office:value-type="string" calcext:value-type="string" table:number-columns-spanned="1" table:number-rows-spanned="6">
            <text:p>PR.PT-1: <text:span text:style-name="T6">Audit/log records are determined, documented, implemented, and reviewed in accordance with policy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5">
            <text:p>PR.PT-2: <text:span text:style-name="T6">Removable media is protected and its use restricted according to policy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8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6">
            <text:p>PR.PT-3: <text:span text:style-name="T6">The principle of least functionality is incorporated by configuring systems to provide only essential capabilities</text:span></text:p>
          </table:table-cell>
          <table:table-cell table:style-name="ce109" office:value-type="string" calcext:value-type="string">
            <text:p>A FLOSS komponenseket fordítás során úgy kell konfigurálni, hogy a lehető legkevesebb szükséges funkciót és függőséget tartalmazzák.</text:p>
          </table:table-cell>
          <table:table-cell office:value-type="string" calcext:value-type="string">
            <text:p>A nyílt forrású szoftverek általában generikusak, széles felhasználási területet céloznak meg, következésképpen sok funkciót és képességet tartalmaznak. Ezek a képességek szinte minden esetben kikapcsolhatók konfigurációs szinten vagy fordítási időben. A minimális szükséges funkciókészlet elvének értelmében valamennyi nem használt képességet ki kell kapcsolni, amely hatékonyabbá teheti a szoftver működését és egyben csökkenti a kikapcsolt funkció és annak upstream projektjeinek esetleges hibáiból származó kockázatot.</text:p>
          </table:table-cell>
          <table:table-cell table:number-columns-repeated="2"/>
          <table:table-cell table:style-name="ce119" office:value-type="string" calcext:value-type="string">
            <text:p><text:span text:style-name="T33">3.3.6.7.1.1.,3.3.10.6.,</text:span><text:span text:style-name="T34">3.1.3.3.4.</text:span></text:p>
          </table:table-cell>
          <table:table-cell table:number-columns-repeated="56"/>
        </table:table-row>
        <table:table-row table:style-name="ro11">
          <table:covered-table-cell table:style-name="ce85"/>
          <table:covered-table-cell table:style-name="ce101"/>
          <table:covered-table-cell table:style-name="ce107"/>
          <table:table-cell table:style-name="ce109" office:value-type="string" calcext:value-type="string">
            <text:p>A forrásból fordított változatokhoz egyedi forkot (branch) kell készíteni, vagy dokumentált módon egyedi fordítási opciókkal kell fordítani olyan módon, hogy az új változat csak a minimálisan szükséges funkciókat tartalmazza.</text:p>
          </table:table-cell>
          <table:table-cell office:value-type="string" calcext:value-type="string">
            <text:p>A FLOSS rendszerek gyakran széleskörűen konfigurálhatók, számtalan funkciót tartalmaznak, de ezen funkciók egy része csak fordításkor vagy közvetlenül a forráskódban kapcsolható ki teljesen. A forráskód módosítása csak úgy követhető szisztematikusan, ha annak szoftvertárolója hozzáférhető és abból egyedi forkot készítünk. Egyedi fordítási kapcsolók alkalmazása esetén nincs szükség saját forrásváltozatra, de a későbbi hibás fordítás (regressziós hiba) érdekében a pontos fordítási módszert dokumentálni kell. Néhány operációs rendszer (pl. Gentoo Linux) integrált módon nyújt ilyen szolgáltatást, ennek hiányában alternatív megoldás kialakítása szükséges.</text:p>
          </table:table-cell>
          <table:table-cell office:value-type="string" calcext:value-type="string">
            <text:p>SF07</text:p>
          </table:table-cell>
          <table:table-cell office:value-type="string" calcext:value-type="string">
            <text:p>JF04</text:p>
          </table:table-cell>
          <table:table-cell table:style-name="Default" office:value-type="string" calcext:value-type="string">
            <text:p><text:span text:style-name="T29">3.3.6.7.1.1.,</text:span><text:span text:style-name="T30">3.3.3.4.1.3.,</text:span><text:span text:style-name="T25">3.3.3.4.1.5.</text:span></text:p>
          </table:table-cell>
          <table:table-cell table:number-columns-repeated="56"/>
        </table:table-row>
        <table:table-row table:style-name="ro5">
          <table:covered-table-cell table:style-name="ce85"/>
          <table:covered-table-cell table:style-name="ce101"/>
          <table:covered-table-cell table:style-name="ce107"/>
          <table:table-cell table:style-name="ce109" office:value-type="string" calcext:value-type="string">
            <text:p>Magas biztonsági követelményű feladatokra a szervezet csak formálisan ellenőrizhető forráskódot használ, a kódot a megfelelő automatizált rendszeren ellenőrzi.</text:p>
          </table:table-cell>
          <table:table-cell office:value-type="string" calcext:value-type="string">
            <text:p>A formális ellenőrzés segítségével biztosítható, hogy a forrásból készített program valóban pontosan a követelmény specifikációban definiált műveleteket végzi el. A nyílt forrás felhasználásának nagy előnye, hogy ha a definiált követelmények illeszkednek a szervezet elvárásaihoz, a program megfelelősége automatizált módszerekkel tanúsítható, nincs szükség tanúsítványokra vagy a tanúsítók iránti bizalomra. </text:p>
          </table:table-cell>
          <table:table-cell office:value-type="string" calcext:value-type="string">
            <text:p>SS04</text:p>
          </table:table-cell>
          <table:table-cell office:value-type="string" calcext:value-type="string">
            <text:p>JM10</text:p>
          </table:table-cell>
          <table:table-cell table:style-name="ce119" office:value-type="string" calcext:value-type="string">
            <text:p><text:span text:style-name="T33">3.3.6.2.5.,3.3.3.4.1.2.,</text:span><text:span text:style-name="T34">3.3.3.5.1.2.</text:span></text:p>
          </table:table-cell>
          <table:table-cell table:number-columns-repeated="56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5">
            <text:p>PR.PT-4: <text:span text:style-name="T6">Communications and control networks are protected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table-cell table:style-name="ce27" office:value-type="string" calcext:value-type="string" table:number-columns-spanned="1" table:number-rows-spanned="5">
            <text:p>PR.PT-5: <text:span text:style-name="T6">Mechanisms (e.g., failsafe, load balancing, hot swap) are implemented to achieve resilience requirements in normal and adverse situations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5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6"/>
          <table:covered-table-cell table:style-name="ce102"/>
          <table:covered-table-cell table:style-name="ce29"/>
          <table:table-cell table:style-name="ce110"/>
          <table:table-cell table:number-columns-repeated="60"/>
        </table:table-row>
        <table:table-row table:style-name="ro19">
          <table:table-cell table:style-name="ce87" office:value-type="string" calcext:value-type="string" table:number-columns-spanned="1" table:number-rows-spanned="85">
            <text:p>Felderítés (DE)</text:p>
          </table:table-cell>
          <table:table-cell table:style-name="ce21" office:value-type="string" calcext:value-type="string" table:number-columns-spanned="1" table:number-rows-spanned="25">
            <text:p>Események és eltérések (DE.AE): <text:span text:style-name="T1">A szokásostól eltérő tevékenység nem marad észrevétlen és az események várható hatása felmérésre került</text:span><text:span text:style-name="T5">.</text:span></text:p>
          </table:table-cell>
          <table:table-cell table:style-name="ce27" office:value-type="string" calcext:value-type="string" table:number-columns-spanned="1" table:number-rows-spanned="5">
            <text:p>DE.AE-1: <text:span text:style-name="T6">A baseline of network operations and expected data flows for users and systems is established and managed</text:span></text:p>
          </table:table-cell>
          <table:table-cell table:style-name="ce109" office:value-type="string" calcext:value-type="string">
            <text:p>A szervezet csak az engedélyezett szabad szoftver letöltési helyekről és FLOSS szoftvertárolókon keresztül ér el FLOSS binárist vagy forrást.</text:p>
          </table:table-cell>
          <table:table-cell office:value-type="string" calcext:value-type="string">
            <text:p><text:span text:style-name="T22">A FLOSS rendszerek nyílt szemléletmódja következtében bárki legálisan továbbadhatja, terjesztheti az eredeti szoftvert vagy annak módosított változatát. Rendkívül fontos, hogy a szervezet csak a megbízhatónak tekintett forrásokból szerezzen be alkalmazásokat vagy forráskódot. Az üzleti alkalmazásokkal ellentétben a nyílt forrás továbbterjesztése nem illegális, legitim címekről, hivatalos formában is megoldható, bizonyos esetekben a közösség kifejezetten ilyen célú infrastruktúrát épít ki (ilyen például az Ubuntu PPA rendszere). Elvben a módosított változatokban könnyen elhelyezhető szándékos hátsó kapu vagy trójai szoftver ám ez a támadási forma a</text:span> kód átláthatósága folytán kockázatos, így valószínűtlen. Ugyanakkor ártatlannak látszó, javításnak álcázott szándékos hiba elhelyezése már sokkal kisebb kockázattal jár. Egy korábbi, ismert sérülékenységgel rendelkező változat használata teljesen ártatlannak tűnhet a szándékosság nagyon nehezen bizonyítható és ténylegesen véletlen hiba folytán is megtörténhet. A forrást felhasználó szervezet rendszere mindkét esetben kompromittálódik. Az állandó szoftvertárolók és automatizált frissítések használatának különös veszélye, hogy a sérülékenység bármikor – akár az ellenőrzést követően – is bevezethető, később pedig eltávolítható. A kockázat csökkentése érdekében a szervezetnek érdemes ellenőrzése alatt tartania az ilyen jellegű forgalmat.</text:p>
          </table:table-cell>
          <table:table-cell office:value-type="string" calcext:value-type="string">
            <text:p>SM08,SM09</text:p>
          </table:table-cell>
          <table:table-cell/>
          <table:table-cell table:style-name="ce119" office:value-type="string" calcext:value-type="string">
            <text:p><text:span text:style-name="T33">3.3.3.7.,3.3.3.4.1.3.,3.3.11.8.6.,</text:span><text:span text:style-name="T34">3.1.6.9.1.2.</text:span></text:p>
          </table:table-cell>
          <table:table-cell table:number-columns-repeated="56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table-cell table:style-name="ce27" office:value-type="string" calcext:value-type="string" table:number-columns-spanned="1" table:number-rows-spanned="6">
            <text:p>DE.AE-2: <text:span text:style-name="T6">Detected events are analyzed to understand attack targets and methods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table-cell table:style-name="ce27" office:value-type="string" calcext:value-type="string" table:number-columns-spanned="1" table:number-rows-spanned="5">
            <text:p>DE.AE-3: <text:span text:style-name="T6">Event data are collected and correlated from multiple sources and sensors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table-cell table:style-name="ce27" office:value-type="string" calcext:value-type="string" table:number-columns-spanned="1" table:number-rows-spanned="4">
            <text:p>DE.AE-4: <text:span text:style-name="T6">Impact of events is determined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table-cell table:style-name="ce27" office:value-type="string" calcext:value-type="string" table:number-columns-spanned="1" table:number-rows-spanned="5">
            <text:p>DE.AE-5: <text:span text:style-name="T6">Incident alert thresholds are established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2"/>
          <table:covered-table-cell table:style-name="ce29"/>
          <table:table-cell table:style-name="ce110"/>
          <table:table-cell table:number-columns-repeated="60"/>
        </table:table-row>
        <table:table-row table:style-name="ro20">
          <table:covered-table-cell table:style-name="ce88"/>
          <table:table-cell table:style-name="ce21" office:value-type="string" calcext:value-type="string" table:number-columns-spanned="1" table:number-rows-spanned="36">
            <text:p>Folyamatos biztonság felügyelet (DE.CM): <text:span text:style-name="T1">A szervezet folyamatosan figyeli az információs rendszert és eszközeit, és képes beazonosítani az esetleges kiberbiztonsági eseményeket valamint ellenőrzi a védelmi intézkedések hatékonyságát. </text:span></text:p>
          </table:table-cell>
          <table:table-cell table:style-name="ce27" office:value-type="string" calcext:value-type="string" table:number-columns-spanned="1" table:number-rows-spanned="4">
            <text:p>DE.CM-1: <text:span text:style-name="T16">The network is</text:span><text:span text:style-name="T17"> </text:span><text:span text:style-name="T18">monitored to detect potential cybersecurity events</text:span></text:p>
          </table:table-cell>
          <table:table-cell table:style-name="ce109" office:value-type="string" calcext:value-type="string">
            <text:p>Hálózatfigyelés segítségével be kell azonosítani a népszerű FLOSS elemek letöltési pontjaira és a forrástárakra irányuló forgalmat.</text:p>
          </table:table-cell>
          <table:table-cell office:value-type="string" calcext:value-type="string">
            <text:p>A szervezet biztonságára káros hatással lehet a fel nem ismert, ellenőrizetlen nyílt forráskód használat. A népszerű letöltési pontok (pl. GitHub, Bitbucket, GitLab stb.) monitorozásával ez a veszély mérsékelhető, illetve felismerhető a nem regisztrált nyílt forrás használat.</text:p>
          </table:table-cell>
          <table:table-cell table:number-columns-repeated="2"/>
          <table:table-cell table:style-name="ce116" office:value-type="string" calcext:value-type="string">
            <text:p><text:span text:style-name="T26">3.3.6.8.3.2.,</text:span><text:span text:style-name="T27">3.3.12.5.3.</text:span></text:p>
          </table:table-cell>
          <table:table-cell table:number-columns-repeated="56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table-cell table:style-name="ce27" office:value-type="string" calcext:value-type="string" table:number-columns-spanned="1" table:number-rows-spanned="4">
            <text:p>DE.CM-2: <text:span text:style-name="T6">The physical environment is monitored to detect potential cybersecurity events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table-cell table:style-name="ce27" office:value-type="string" calcext:value-type="string" table:number-columns-spanned="1" table:number-rows-spanned="5">
            <text:p>DE.CM-3: <text:span text:style-name="T6">Personnel activity is monitored to detect potential cybersecurity events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5">
          <table:covered-table-cell table:style-name="ce88"/>
          <table:covered-table-cell table:style-name="ce101"/>
          <table:table-cell table:style-name="ce27" office:value-type="string" calcext:value-type="string" table:number-columns-spanned="1" table:number-rows-spanned="6">
            <text:p>DE.CM-4: <text:span text:style-name="T6">Malicious code is detected</text:span></text:p>
          </table:table-cell>
          <table:table-cell table:style-name="ce109" office:value-type="string" calcext:value-type="string">
            <text:p><text:span text:style-name="T19">A letöltött forráskódot a szabályzatban előírt esetekben fordítás vagy futtatás előtt </text:span>manuális módszerrel ellenőrizni kell.</text:p>
          </table:table-cell>
          <table:table-cell office:value-type="string" calcext:value-type="string">
            <text:p>A forráskód tartalmazhat hátsó kapukat vagy kártékony kódot. A kód logikai és szintaktikai hibamentessége vizsgálható automatizált módszerekkel, de a szándékosan elhelyezett sérülékenységeket általában csak a kód átnézésével lehet felderíteni amennyiben erre megfelelő erőforrás áll rendelkezésre. Realisztikus megvalósítására csak rövid parancsfájlok vagy komponensek esetében van esély.</text:p>
          </table:table-cell>
          <table:table-cell office:value-type="string" calcext:value-type="string">
            <text:p>SM09,SM06</text:p>
          </table:table-cell>
          <table:table-cell/>
          <table:table-cell table:style-name="ce119" office:value-type="string" calcext:value-type="string">
            <text:p>3.3.4.3.</text:p>
          </table:table-cell>
          <table:table-cell table:number-columns-repeated="56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table-cell table:style-name="ce27" office:value-type="string" calcext:value-type="string" table:number-columns-spanned="1" table:number-rows-spanned="5">
            <text:p>DE.CM-5: <text:span text:style-name="T6">Unauthorized mobile code is detected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6">
          <table:covered-table-cell table:style-name="ce88"/>
          <table:covered-table-cell table:style-name="ce101"/>
          <table:table-cell table:style-name="ce27" office:value-type="string" calcext:value-type="string" table:number-columns-spanned="1" table:number-rows-spanned="3">
            <text:p>DE.CM-6: <text:span text:style-name="T6">External service provider activity is monitored to detect potential cybersecurity events</text:span></text:p>
          </table:table-cell>
          <table:table-cell table:style-name="ce109" office:value-type="string" calcext:value-type="string">
            <text:p>A felhasznált FLOSS forráskód módosításait folyamatosan figyelemmel kell kísérni.</text:p>
          </table:table-cell>
          <table:table-cell office:value-type="string" calcext:value-type="string">
            <text:p>A FLOSS automatizált biztonsági frissítéseit külső szolgáltatásnak kell tekinteni, az itt végzett tevékenység ellenőrzést igényel. Tekintettel arra, hogy az automatizált frissítések lényegében ellenőrzés nélkül vezethetnek be sérülékenységeket, a frissítéseket szolgáltató szervezet folyamatos monitorozása szükséges, hogy annak esetleges kompromitálódása és az ellenlépések foganatosítása közötti időablak minimálisra csökkenthető legyen.</text:p>
          </table:table-cell>
          <table:table-cell table:number-columns-repeated="2"/>
          <table:table-cell table:style-name="ce119" office:value-type="string" calcext:value-type="string">
            <text:p><text:span text:style-name="T33">3.3.11.6.1.1.,3.3.11.6.2.,</text:span><text:span text:style-name="T34">3.3.3.2.1.1.</text:span></text:p>
          </table:table-cell>
          <table:table-cell table:number-columns-repeated="56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table-cell table:style-name="ce27" office:value-type="string" calcext:value-type="string" table:number-columns-spanned="1" table:number-rows-spanned="4">
            <text:p>DE.CM-7: <text:span text:style-name="T6">Monitoring for unauthorized personnel, connections, devices, and software is performed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table-cell table:style-name="ce27" office:value-type="string" calcext:value-type="string" table:number-columns-spanned="1" table:number-rows-spanned="5">
            <text:p>DE.CM-8: <text:span text:style-name="T6">Vulnerability scans are performed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2"/>
          <table:covered-table-cell table:style-name="ce29"/>
          <table:table-cell table:style-name="ce110"/>
          <table:table-cell table:number-columns-repeated="60"/>
        </table:table-row>
        <table:table-row table:style-name="ro5">
          <table:covered-table-cell table:style-name="ce88"/>
          <table:table-cell table:style-name="ce21" office:value-type="string" calcext:value-type="string" table:number-columns-spanned="1" table:number-rows-spanned="24">
            <text:p>Felderítési folyamatok (DE.DP):<text:span text:style-name="T6"> A szervezet karbantartja és teszteli felderítési folyamatait, ezáltal felkészülve a szokásostól eltérő eseményekre.</text:span></text:p>
          </table:table-cell>
          <table:table-cell table:style-name="ce27" office:value-type="string" calcext:value-type="string" table:number-columns-spanned="1" table:number-rows-spanned="5">
            <text:p>DE.DP-1: <text:span text:style-name="T6">Roles and responsibilities for detection are well defined to ensure accountability</text:span></text:p>
          </table:table-cell>
          <table:table-cell table:style-name="ce109" office:value-type="string" calcext:value-type="string">
            <text:p>A FLOSS komponensek beazonosításáért felelős személy és feladatai világosan definiáltak legyenek.</text:p>
          </table:table-cell>
          <table:table-cell office:value-type="string" calcext:value-type="string">
            <text:p>A FLOSS komponensek egyedi kezelést igényelnek, azonosítatlan használatuk problémákat okozhat. A felhasználók nem feltétlenül vannak tisztában azzal, hogy az általuk alkalmazott komponens egyedi eljárásokat igényelne. A komponensek beazonosításával megbízott személy feladatkörének és jogosultságainak tisztázása segít felbecsülni a fel nem derített FLOSS komponensek használatával járó kockázatot.</text:p>
          </table:table-cell>
          <table:table-cell office:value-type="string" calcext:value-type="string">
            <text:p>SG01</text:p>
          </table:table-cell>
          <table:table-cell/>
          <table:table-cell table:style-name="ce119" office:value-type="string" calcext:value-type="string">
            <text:p><text:span text:style-name="T33">3.3.3.4., </text:span><text:span text:style-name="T34">3.1.1.2.1.</text:span></text:p>
          </table:table-cell>
          <table:table-cell table:number-columns-repeated="56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table-cell table:style-name="ce27" office:value-type="string" calcext:value-type="string" table:number-columns-spanned="1" table:number-rows-spanned="4">
            <text:p>DE.DP-2: <text:span text:style-name="T6">Detection activities comply with all applicable requirements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table-cell table:style-name="ce27" office:value-type="string" calcext:value-type="string" table:number-columns-spanned="1" table:number-rows-spanned="5">
            <text:p>DE.DP-3: <text:span text:style-name="T6">Detection processes are tested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0">
          <table:covered-table-cell table:style-name="ce88"/>
          <table:covered-table-cell table:style-name="ce101"/>
          <table:table-cell table:style-name="ce27" office:value-type="string" calcext:value-type="string" table:number-columns-spanned="1" table:number-rows-spanned="6">
            <text:p>DE.DP-4: <text:span text:style-name="T6">Event detection information is communicated</text:span></text:p>
          </table:table-cell>
          <table:table-cell table:style-name="ce109" office:value-type="string" calcext:value-type="string">
            <text:p>A FLOSS komponensekben felfedezett sérülékenységet a szervezet az komponensért felelős szervezetnek is jelenti.</text:p>
          </table:table-cell>
          <table:table-cell office:value-type="string" calcext:value-type="string">
            <text:p>Azon felül, hogy az eredeti verzió hibamentessége közösségi érdek, ha az eredeti verzió javításra kerül, a szervezetnek nem kell a továbbiakban külön ágon vezetnie a javításait, ami leegyszerűsíti a folyamatot és csökkenti a hibalehetőségeket.</text:p>
          </table:table-cell>
          <table:table-cell table:number-columns-repeated="2"/>
          <table:table-cell table:style-name="ce119" office:value-type="string" calcext:value-type="string">
            <text:p>3.1.1.4.2.5.</text:p>
          </table:table-cell>
          <table:table-cell table:number-columns-repeated="56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table-cell table:style-name="ce27" office:value-type="string" calcext:value-type="string" table:number-columns-spanned="1" table:number-rows-spanned="4">
            <text:p>DE.DP-5: <text:span text:style-name="T6">Detection processes are continuously improved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8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89"/>
          <table:covered-table-cell table:style-name="ce102"/>
          <table:covered-table-cell table:style-name="ce29"/>
          <table:table-cell table:style-name="ce110"/>
          <table:table-cell table:number-columns-repeated="60"/>
        </table:table-row>
        <table:table-row table:style-name="ro21">
          <table:table-cell table:style-name="ce90" office:value-type="string" calcext:value-type="string" table:number-columns-spanned="1" table:number-rows-spanned="73">
            <text:p>Válaszlépés (RS)</text:p>
          </table:table-cell>
          <table:table-cell table:style-name="ce21" office:value-type="string" calcext:value-type="string" table:number-columns-spanned="1" table:number-rows-spanned="5">
            <text:p>Válaszlépés tervezés (RS.RP):<text:span text:style-name="T9"> A felderített kiberbiztonsági incidensekre válaszul a szervezet képes végrehajtani a definiált válaszlépéseket és folyamatokat. </text:span></text:p>
          </table:table-cell>
          <table:table-cell table:style-name="ce27" office:value-type="string" calcext:value-type="string" table:number-columns-spanned="1" table:number-rows-spanned="5">
            <text:p>RS.RP-1: <text:span text:style-name="T6">Response plan is executed during or after an incident</text:span></text:p>
          </table:table-cell>
          <table:table-cell table:style-name="ce110" office:value-type="string" calcext:value-type="string">
            <text:p>A biztonsági eseménykezelési eljárásrendben meg kell határozni, hogy milyen események esetén milyen válasz adható a FLOSS komponensek egyedi tulajdonságait figyelembe véve.</text:p>
          </table:table-cell>
          <table:table-cell office:value-type="string" calcext:value-type="string">
            <text:p>FLOSS esetén lehetőség van a forrás azonnali újrafordítására, a támadható képesség kikapcsolására vagy a kód közvetlen módosítására. Nem minden eszköz esetén vállalható azonban az ezzel járó kockázat, továbbá a változtatás folyamatos követése erőforrásigényes. <text:s/>Emiatt dokumentálni szükséges milyen esetekben alkalmazható ez a megoldás. </text:p>
          </table:table-cell>
          <table:table-cell/>
          <table:table-cell office:value-type="string" calcext:value-type="string">
            <text:p>JH02</text:p>
          </table:table-cell>
          <table:table-cell table:style-name="ce119" office:value-type="string" calcext:value-type="string">
            <text:p><text:span text:style-name="T33">3.1.4.2.1.9.,</text:span><text:span text:style-name="T34">3.1.5.8.1.1.1.</text:span></text:p>
          </table:table-cell>
          <table:table-cell table:number-columns-repeated="56"/>
        </table:table-row>
        <table:table-row table:style-name="ro5">
          <table:covered-table-cell table:style-name="ce91"/>
          <table:covered-table-cell table:style-name="ce101"/>
          <table:covered-table-cell table:style-name="ce107"/>
          <table:table-cell table:style-name="ce109" office:value-type="string" calcext:value-type="string">
            <text:p>A gyors hibajavítás érdekében meg lehet határozni a hibákat hatékonyan javító fejlesztőket. </text:p>
          </table:table-cell>
          <table:table-cell office:value-type="string" calcext:value-type="string">
            <text:p>Centralitás vizsgálatok segítségével meghatározhatóak a közösség azon tagjai, akik a leghatékonyabban javítják a hibákat illetve ismerik a projektet. A megfelelő személy elérése és motiválása jelentősen csökkentheti a javításhoz szükséges időt. Ugyanakkor az alkotók valós személye nem feltétlenül azonosítható sőt, esetenként azt is nehéz eldönteni, hogy több különféle hozzájárulás egyazon fejlesztőtől származik-e. </text:p>
          </table:table-cell>
          <table:table-cell table:style-name="ce96" office:value-type="string" calcext:value-type="string">
            <text:p><text:s/>SM01, SM02, SM03,SK02</text:p>
          </table:table-cell>
          <table:table-cell office:value-type="string" calcext:value-type="string">
            <text:p>JM02</text:p>
          </table:table-cell>
          <table:table-cell table:style-name="Default" office:value-type="string" calcext:value-type="string">
            <text:p><text:span text:style-name="T23">3.1.1.4.2.5.,</text:span><text:span text:style-name="T24">3.1.4.2.1.9.,</text:span><text:span text:style-name="T25">3.1.5.8.1.1.1.</text:span></text:p>
          </table:table-cell>
          <table:table-cell table:number-columns-repeated="56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2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91"/>
          <table:table-cell table:style-name="ce21" office:value-type="string" calcext:value-type="string" table:number-columns-spanned="1" table:number-rows-spanned="24">
            <text:p>Kommunikáció (RS.CO): <text:span text:style-name="T1">A válaszlépéseket a szervezet külső és belső partnereivel együtt koordinált módon hajtja végre</text:span><text:span text:style-name="T5">.</text:span></text:p>
          </table:table-cell>
          <table:table-cell table:style-name="ce27" office:value-type="string" calcext:value-type="string" table:number-columns-spanned="1" table:number-rows-spanned="5">
            <text:p>RS.CO-1: <text:span text:style-name="T6">Personnel know their roles and order of operations when a response is needed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table-cell table:style-name="ce27" office:value-type="string" calcext:value-type="string" table:number-columns-spanned="1" table:number-rows-spanned="5">
            <text:p>RS.CO-2: <text:span text:style-name="T6">Incidents are reported consistent with established criteria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table-cell table:style-name="ce27" office:value-type="string" calcext:value-type="string" table:number-columns-spanned="1" table:number-rows-spanned="5">
            <text:p>RS.CO-3: <text:span text:style-name="T6">Information is shared consistent with response plans</text:span></text:p>
          </table:table-cell>
          <table:table-cell/>
          <table:table-cell table:style-name="ce96"/>
          <table:table-cell table:number-columns-repeated="59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4">
          <table:covered-table-cell table:style-name="ce91"/>
          <table:covered-table-cell table:style-name="ce101"/>
          <table:table-cell table:style-name="ce27" office:value-type="string" calcext:value-type="string" table:number-columns-spanned="1" table:number-rows-spanned="5">
            <text:p>RS.CO-4: <text:span text:style-name="T6">Coordination with stakeholders occurs consistent with response plans</text:span></text:p>
          </table:table-cell>
          <table:table-cell table:style-name="ce109" office:value-type="string" calcext:value-type="string">
            <text:p>A szervezet együttműködik a közösséggel a hiba elhárítása érdekében. Az együttműködés során betartja a közösség által elvárt technikai és szociális normákat.</text:p>
          </table:table-cell>
          <table:table-cell office:value-type="string" calcext:value-type="string">
            <text:p>A FLOSS közösséggel való együttműködés eltér a megszokottól. Nincsenek kikényszeríthető határidők, sokat számíthat a kérés pontos megfogalmazása, sőt az udvariasság is. A fejlesztők közvetlen elérhetősége nagy mértékben csökkentheti a válaszidőt, de csak akkor ha az közösség által elvárt normarendszer (hibajelentések formátuma, tartalma, szociális normák) betartásra kerül.</text:p>
          </table:table-cell>
          <table:table-cell/>
          <table:table-cell office:value-type="string" calcext:value-type="string">
            <text:p>JF01</text:p>
          </table:table-cell>
          <table:table-cell table:style-name="ce119" office:value-type="string" calcext:value-type="string">
            <text:p>3.1.5.8.1.1.1.</text:p>
          </table:table-cell>
          <table:table-cell table:number-columns-repeated="56"/>
        </table:table-row>
        <table:table-row table:style-name="ro5">
          <table:covered-table-cell table:style-name="ce91"/>
          <table:covered-table-cell table:style-name="ce101"/>
          <table:covered-table-cell table:style-name="ce107"/>
          <table:table-cell table:style-name="ce109" office:value-type="string" calcext:value-type="string">
            <text:p>A hibajegyeket a közösség hibakövető rendszerébe már első alkalommal jó minőségben és reprodukálást lehetővé tevő módon kell felvinni.</text:p>
          </table:table-cell>
          <table:table-cell office:value-type="string" calcext:value-type="string">
            <text:p>A OSSD közösség jellegzetességei folytán a hibásan vagy rosszul érthető, nem reprodukálható módon felvitt hibajegyek könnyen válasz nélkül maradhatnak. Ellentétben az üzleti támogatással, a hibajegyet kezelő személyt nem kötik szabályok, nem motivált a hibajegy lezárásában, következésképpen a hatékony kommunikáció sokkal nagyobb részben múlik a felhasználón mint üzleti támogatás esetében.</text:p>
          </table:table-cell>
          <table:table-cell table:style-name="ce115" office:value-type="string" calcext:value-type="string">
            <text:p>SM01,SM02,SM03,SM05,ST03, SK01</text:p>
          </table:table-cell>
          <table:table-cell office:value-type="string" calcext:value-type="string">
            <text:p>JM13</text:p>
          </table:table-cell>
          <table:table-cell table:style-name="ce119" office:value-type="string" calcext:value-type="string">
            <text:p><text:span text:style-name="T33">3.3.2.2.1.6.,</text:span><text:span text:style-name="T34">3.3.3.7.</text:span></text:p>
          </table:table-cell>
          <table:table-cell table:number-columns-repeated="56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4">
          <table:covered-table-cell table:style-name="ce91"/>
          <table:covered-table-cell table:style-name="ce101"/>
          <table:table-cell table:style-name="ce27" office:value-type="string" calcext:value-type="string" table:number-columns-spanned="1" table:number-rows-spanned="4">
            <text:p>RS.CO-5: <text:span text:style-name="T6">Voluntary information sharing occurs with external stakeholders to achieve broader cybersecurity situational awareness </text:span></text:p>
          </table:table-cell>
          <table:table-cell table:style-name="ce109" office:value-type="string" calcext:value-type="string">
            <text:p>A szervezet megosztja fejlesztőközösséggel az általa végrehajtott ellenőrzött válaszintézkedést.</text:p>
          </table:table-cell>
          <table:table-cell office:value-type="string" calcext:value-type="string">
            <text:p>A helyes válaszintézkedés publikálása segíti a FLOSS valamennyi felhasználóját. Ugyanakkor a válaszintézkedés nyilvánossá tétele biztonsági kockázatot jelent, mert a nem megfelelően végrehajtott válaszlépés újabb sérülékenységet vezethet be. A várható előnyöket és hátrányokat tehát mérlegelni kell.</text:p>
          </table:table-cell>
          <table:table-cell table:number-columns-repeated="2"/>
          <table:table-cell table:style-name="ce119" office:value-type="string" calcext:value-type="string">
            <text:p><text:span text:style-name="T33">3.1.7.1.1.3.,3.3.11.6.1.6., </text:span><text:span text:style-name="T34">3.3.10.17.1.1.</text:span></text:p>
          </table:table-cell>
          <table:table-cell table:number-columns-repeated="56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2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91"/>
          <table:table-cell table:style-name="ce21" office:value-type="string" calcext:value-type="string" table:number-columns-spanned="1" table:number-rows-spanned="22">
            <text:p>Analízis (RS.AN): <text:span text:style-name="T1">A hatékony válaszképesség és helyreállító tevékenység biztosítása érdekében a szervezet elemzéseket végez.</text:span></text:p>
          </table:table-cell>
          <table:table-cell table:style-name="ce27" office:value-type="string" calcext:value-type="string" table:number-columns-spanned="1" table:number-rows-spanned="6">
            <text:p>RS.AN-1: <text:span text:style-name="T6">Notifications from detection systems are investigated 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4">
          <table:covered-table-cell table:style-name="ce91"/>
          <table:covered-table-cell table:style-name="ce101"/>
          <table:table-cell table:style-name="ce27" office:value-type="string" calcext:value-type="string" table:number-columns-spanned="1" table:number-rows-spanned="4">
            <text:p>RS.AN-2: <text:span text:style-name="T6">The impact of the incident is understood</text:span></text:p>
          </table:table-cell>
          <table:table-cell table:style-name="ce109" office:value-type="string" calcext:value-type="string">
            <text:p>A szervezet függőségelemzést végez, hogy megállapítsa mely rendszerek érintettek a biztonsági eseményben.</text:p>
          </table:table-cell>
          <table:table-cell office:value-type="string" calcext:value-type="string">
            <text:p>A FLOSS rendszerek összetett függőségi kapcsolatban állnak egymással. A komponensek további alkomponenseket (könyvtárakat, osztályokat, modulokat) használnak. Ezek a függőségek feltérképezhetők, így gyorsan eldönthető, hogy egy adott komponens milyen rendszerekre lehet hatással.</text:p>
          </table:table-cell>
          <table:table-cell office:value-type="string" calcext:value-type="string">
            <text:p>SH08</text:p>
          </table:table-cell>
          <table:table-cell/>
          <table:table-cell table:style-name="ce119" office:value-type="string" calcext:value-type="string">
            <text:p><text:span text:style-name="T33">3.1.2.1.2.1.,3.1.2.3.1.4.,</text:span><text:span text:style-name="T34">3.3.4.2.1.2.</text:span></text:p>
          </table:table-cell>
          <table:table-cell table:number-columns-repeated="56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7">
          <table:covered-table-cell table:style-name="ce91"/>
          <table:covered-table-cell table:style-name="ce101"/>
          <table:table-cell table:style-name="ce27" office:value-type="string" calcext:value-type="string" table:number-columns-spanned="1" table:number-rows-spanned="4">
            <text:p>RS.AN-3: <text:span text:style-name="T6">Forensics are performed</text:span></text:p>
          </table:table-cell>
          <table:table-cell table:style-name="ce109" office:value-type="string" calcext:value-type="string">
            <text:p>A szervezet esemény követő (forensics) elemzése során a forráskódot és a szoftver komponensfüggőségeit is vizsgálja.</text:p>
          </table:table-cell>
          <table:table-cell office:value-type="string" calcext:value-type="string">
            <text:p>A forráskód vizsgálatával eldönthető, hogy a biztonsági eseményt valóban a vizsgált komponens okozta-e. Üzleti megoldások esetében általában nincs lehetőség meggyőződni arról, hogy az adott hibát minden kétséget kizáróan valóban az adott komponens okozta-e. Nyílt forrás esetén az elvi lehetőség adott – bár elvégzése kétség kívül erőforrás-igényes – így a magas biztonsági követelményű területeken érdemes lehet kiterjeszteni a vizsgálatok körét a forráskódra is, hiszen az üzleti rendszerek körére szabott szabályzatok ezt valószínűleg nem tartalmazzák.</text:p>
          </table:table-cell>
          <table:table-cell/>
          <table:table-cell office:value-type="string" calcext:value-type="string">
            <text:p>JM06</text:p>
          </table:table-cell>
          <table:table-cell table:style-name="ce119" office:value-type="string" calcext:value-type="string">
            <text:p>3.1.5.8.1.1.1.</text:p>
          </table:table-cell>
          <table:table-cell table:number-columns-repeated="56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table-cell table:style-name="ce27" office:value-type="string" calcext:value-type="string" table:number-columns-spanned="1" table:number-rows-spanned="5">
            <text:p>RS.AN-4: <text:span text:style-name="T6">Incidents are categorized consistent with response plans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22">
          <table:covered-table-cell table:style-name="ce91"/>
          <table:covered-table-cell table:style-name="ce101"/>
          <table:table-cell table:style-name="ce27" office:value-type="string" calcext:value-type="string" table:number-columns-spanned="1" table:number-rows-spanned="3">
            <text:p>RS.AN-5:<text:span text:style-name="T6"> Processes are established to receive, analyze and respond to vulnerabilities disclosed to the organization from internal and external sources (e.g. internal testing, security bulletins, or security researchers)</text:span></text:p>
          </table:table-cell>
          <table:table-cell table:style-name="ce109" office:value-type="string" calcext:value-type="string">
            <text:p>A felhasznált FLOSS forrásában és hibakövető rendszerében beálló változásokat figyelni kell és/vagy ilyen szolgáltatást nyújtó partner segítségét kell igénybe venni.</text:p>
          </table:table-cell>
          <table:table-cell office:value-type="string" calcext:value-type="string">
            <text:p>A nyílt forrású szoftverek hibajegyei nyilvánosan elérhetőek, következésképpen manuális vagy félautomatikus módszerekkel elemezhetőek. Ez a lehetőség mindenki számára adott, a potenciális támadó viszonylag alacsony erőforrásigénnyel nagy mennyiségű adatot elemezhet új, még nem javított vagy a stabil verzióba még át nem vezetett sérülékenységek és javítások után kutatva. A felhasználó szervezet ugyanilyen módon a hivatalos javítás kiadása előtt tudomást szerezhet a sérülékenységről. A hibajegyek monitorozásának járulékos haszna hogy időben felismerhető a nem megfelelő fejlesztő-bejelentő kommunikáció és lépéseket lehet tenni a probléma elhárítása érdekében. A hibakövető rendszer változásainak követését tehát érdemes beépíteni a sérülékenység bejelentés (fogadás, analízis és válaszlépés) folyamataiba.</text:p>
          </table:table-cell>
          <table:table-cell office:value-type="string" calcext:value-type="string">
            <text:p>SM04,SK01</text:p>
          </table:table-cell>
          <table:table-cell office:value-type="string" calcext:value-type="string">
            <text:p>JM05,JM01</text:p>
          </table:table-cell>
          <table:table-cell table:style-name="ce119" office:value-type="string" calcext:value-type="string">
            <text:p><text:span text:style-name="T33">3.1.5.8.1.1.1., </text:span><text:span text:style-name="T34">3.3.3.2.1.1.</text:span></text:p>
          </table:table-cell>
          <table:table-cell table:number-columns-repeated="56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2"/>
          <table:covered-table-cell table:style-name="ce29"/>
          <table:table-cell table:style-name="ce110"/>
          <table:table-cell table:number-columns-repeated="60"/>
        </table:table-row>
        <table:table-row table:style-name="ro5">
          <table:covered-table-cell table:style-name="ce91"/>
          <table:table-cell table:style-name="ce21" office:value-type="string" calcext:value-type="string" table:number-columns-spanned="1" table:number-rows-spanned="15">
            <text:p>Mérséklés (RS.MI): <text:span text:style-name="T1">Az esemény hatásának enyhítése, megoldása és kiterjedésének megakadályozása érdekében a szervezet megfelelő tevékenységeket végez</text:span><text:span text:style-name="T5">.</text:span></text:p>
          </table:table-cell>
          <table:table-cell table:style-name="ce27" office:value-type="string" calcext:value-type="string" table:number-columns-spanned="1" table:number-rows-spanned="6">
            <text:p>RS.MI-1: <text:span text:style-name="T6">Incidents are contained</text:span></text:p>
          </table:table-cell>
          <table:table-cell table:style-name="ce109" office:value-type="string" calcext:value-type="string">
            <text:p>A forráskód vagy a fordítási környezet megváltoztatásával a szervezet elérhetetlenné teszi a hibát okozó funkciót, így korlátozva a támadás kiterjedését.</text:p>
          </table:table-cell>
          <table:table-cell office:value-type="string" calcext:value-type="string">
            <text:p>A forrás rendelkezésre állása nagyon gyors reakcióidőt tesz lehetővé és a végrehajtás jogi háttere is biztosított. A FLOSS rendszerek általában moduláris szerkezetűek, a hibát okozó funkció gyakran fordítási kapcsolók használatával is kikapcsolható, ami nem igényli a rendszer mélyreható ismeretét. A vészhelyzeti tervnek tartalmaznia kell milyen esetekben és mely rendszereken alkalmazható ez az eljárás.</text:p>
          </table:table-cell>
          <table:table-cell/>
          <table:table-cell office:value-type="string" calcext:value-type="string">
            <text:p>JS03,JT07</text:p>
          </table:table-cell>
          <table:table-cell table:style-name="ce119" office:value-type="string" calcext:value-type="string">
            <text:p><text:span text:style-name="T33">3.1.5.8.1.1.1., </text:span><text:span text:style-name="T34">3.3.11.7.1.2.,</text:span>3.3.11.7.1.3.</text:p>
          </table:table-cell>
          <table:table-cell table:number-columns-repeated="56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3">
          <table:covered-table-cell table:style-name="ce91"/>
          <table:covered-table-cell table:style-name="ce101"/>
          <table:table-cell table:style-name="ce27" office:value-type="string" calcext:value-type="string" table:number-columns-spanned="1" table:number-rows-spanned="5">
            <text:p>RS.MI-2: <text:span text:style-name="T6">Incidents are mitigated</text:span></text:p>
          </table:table-cell>
          <table:table-cell table:style-name="ce109" office:value-type="string" calcext:value-type="string">
            <text:p>Amennyiben a forrás rendelkezésre áll és a hibát sikerül azonosítani, a szervezet azonnal javítja a hibát vagy kikapcsolja a hibás funkciót.</text:p>
          </table:table-cell>
          <table:table-cell office:value-type="string" calcext:value-type="string">
            <text:p>A forrás rendelkezésre állása lehetővé teszi az rendszer rövid határidejű módosítását és a módosítás jogilag is megalapozott. A módosítás a rendszer alapvető szerkezeti ismeretét feltételezi és jelentős szaktudást igényelhet. A vészhelyzeti tervnek tartalmaznia kell milyen esetekben és mely rendszereken alkalmazható ez az eljárás.</text:p>
          </table:table-cell>
          <table:table-cell/>
          <table:table-cell office:value-type="string" calcext:value-type="string">
            <text:p>JH02, JS03,JT07</text:p>
          </table:table-cell>
          <table:table-cell table:style-name="ce119" office:value-type="string" calcext:value-type="string">
            <text:p>3.3.11.6.1.6.</text:p>
          </table:table-cell>
          <table:table-cell table:number-columns-repeated="56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table-cell table:style-name="ce27" office:value-type="string" calcext:value-type="string" table:number-columns-spanned="1" table:number-rows-spanned="4">
            <text:p>RS.MI-3: <text:span text:style-name="T6">Newly identified vulnerabilities are mitigated or documented as accepted risks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2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91"/>
          <table:table-cell table:style-name="ce21" office:value-type="string" calcext:value-type="string" table:number-columns-spanned="1" table:number-rows-spanned="7">
            <text:p>Fejlesztések (RS.IM): <text:span text:style-name="T1">A szervezeti válaszlépéseket a szervezet a jelenlegi és korábbi cselekmények tanulságainak figyelembe vételével folyamatosan fejleszti </text:span><text:span text:style-name="T5">.</text:span></text:p>
          </table:table-cell>
          <table:table-cell table:style-name="ce27" office:value-type="string" calcext:value-type="string" table:number-columns-spanned="1" table:number-rows-spanned="4">
            <text:p>RS.IM-1: <text:span text:style-name="T16">Response</text:span><text:span text:style-name="T17"> </text:span><text:span text:style-name="T18">plans incorporate lessons learned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table-cell table:style-name="ce27" office:value-type="string" calcext:value-type="string" table:number-columns-spanned="1" table:number-rows-spanned="3">
            <text:p>RS.IM-2: <text:span text:style-name="T6">Response strategies are updated</text:span></text:p>
          </table:table-cell>
          <table:table-cell table:style-name="ce111"/>
          <table:table-cell table:number-columns-repeated="60"/>
        </table:table-row>
        <table:table-row table:style-name="ro1">
          <table:covered-table-cell table:style-name="ce91"/>
          <table:covered-table-cell table:style-name="ce101"/>
          <table:covered-table-cell table:style-name="ce107"/>
          <table:table-cell table:style-name="ce111"/>
          <table:table-cell table:number-columns-repeated="60"/>
        </table:table-row>
        <table:table-row table:style-name="ro1">
          <table:covered-table-cell table:style-name="ce92"/>
          <table:covered-table-cell table:style-name="ce102"/>
          <table:covered-table-cell table:style-name="ce29"/>
          <table:table-cell table:style-name="ce112"/>
          <table:table-cell table:number-columns-repeated="60"/>
        </table:table-row>
        <table:table-row table:style-name="ro4">
          <table:table-cell table:style-name="ce93" office:value-type="string" calcext:value-type="string" table:number-columns-spanned="1" table:number-rows-spanned="18">
            <text:p>Helyreállítás (RC)</text:p>
          </table:table-cell>
          <table:table-cell table:style-name="ce21" office:value-type="string" calcext:value-type="string" table:number-columns-spanned="1" table:number-rows-spanned="4">
            <text:p>Helyreállítás tervezés (RC.RP): <text:span text:style-name="T1">A szervezet végrehajtja és kezeli a kiberbiztonsági események által érintett rendszerek és eszközök helyreállítását célzó helyreállítási folyamatokat és intézkedéseket.</text:span></text:p>
          </table:table-cell>
          <table:table-cell table:style-name="ce27" office:value-type="string" calcext:value-type="string" table:number-columns-spanned="1" table:number-rows-spanned="4">
            <text:p>RC.RP-1: <text:span text:style-name="T6">Recovery plan is executed during or after a cybersecurity incident </text:span></text:p>
          </table:table-cell>
          <table:table-cell table:style-name="ce109" office:value-type="string" calcext:value-type="string">
            <text:p>A FLOSS komponens javítását követően a változásokat vissza kell vezetni az upstream tárolóba.</text:p>
          </table:table-cell>
          <table:table-cell office:value-type="string" calcext:value-type="string">
            <text:p>A hibajavítás lehető leghamarabb vissza kell kerüljön az upstream projektbe, hogy a későbbi felhasználás ne igényeljen speciális műveleteket. A kód-hozzájárulást a formai és minőségi <text:s/>szabályok betartásával lehetőleg egy ismert közösségi tag vagy saját fejlesztő révén kell bevezetni.</text:p>
          </table:table-cell>
          <table:table-cell office:value-type="string" calcext:value-type="string">
            <text:p>SH06</text:p>
          </table:table-cell>
          <table:table-cell office:value-type="string" calcext:value-type="string">
            <text:p>JH06,JF01,JF02</text:p>
          </table:table-cell>
          <table:table-cell table:style-name="ce119" office:value-type="string" calcext:value-type="string">
            <text:p><text:span text:style-name="T33">3.1.7.1.1.3.,</text:span><text:span text:style-name="T34">3.3.10.17.1.1.</text:span></text:p>
          </table:table-cell>
          <table:table-cell table:number-columns-repeated="56"/>
        </table:table-row>
        <table:table-row table:style-name="ro1">
          <table:covered-table-cell table:style-name="ce94"/>
          <table:covered-table-cell table:style-name="ce101"/>
          <table:covered-table-cell table:style-name="ce107"/>
          <table:table-cell table:style-name="ce111"/>
          <table:table-cell table:number-columns-repeated="60"/>
        </table:table-row>
        <table:table-row table:style-name="ro1">
          <table:covered-table-cell table:style-name="ce94"/>
          <table:covered-table-cell table:style-name="ce101"/>
          <table:covered-table-cell table:style-name="ce107"/>
          <table:table-cell table:style-name="ce111"/>
          <table:table-cell table:number-columns-repeated="60"/>
        </table:table-row>
        <table:table-row table:style-name="ro1">
          <table:covered-table-cell table:style-name="ce94"/>
          <table:covered-table-cell table:style-name="ce102"/>
          <table:covered-table-cell table:style-name="ce29"/>
          <table:table-cell table:style-name="ce112"/>
          <table:table-cell table:number-columns-repeated="60"/>
        </table:table-row>
        <table:table-row table:style-name="ro1">
          <table:covered-table-cell table:style-name="ce94"/>
          <table:table-cell table:style-name="ce21" office:value-type="string" calcext:value-type="string" table:number-columns-spanned="1" table:number-rows-spanned="7">
            <text:p>Fejlesztések (RC.IM): <text:span text:style-name="T1">A szervezet fejleszti és a tanulságok alapján javítja a helyreállítási terveit és folyamatait</text:span><text:span text:style-name="T5">.</text:span></text:p>
          </table:table-cell>
          <table:table-cell table:style-name="ce27" office:value-type="string" calcext:value-type="string" table:number-columns-spanned="1" table:number-rows-spanned="4">
            <text:p>RC.IM-1: <text:span text:style-name="T6">Recovery plans incorporate lessons learned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94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4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4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94"/>
          <table:covered-table-cell table:style-name="ce101"/>
          <table:table-cell table:style-name="ce27" office:value-type="string" calcext:value-type="string" table:number-columns-spanned="1" table:number-rows-spanned="3">
            <text:p>RC.IM-2: <text:span text:style-name="T6">Recovery strategies are updated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94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4"/>
          <table:covered-table-cell table:style-name="ce102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94"/>
          <table:table-cell table:style-name="ce21" office:value-type="string" calcext:value-type="string" table:number-columns-spanned="1" table:number-rows-spanned="7">
            <text:p><text:span text:style-name="T10">Kommunikáció (RC.CO): </text:span><text:span text:style-name="T11">A szervezet külső felekkel egyeztetett módon végzi a helyreállítási folyamatokat </text:span><text:span text:style-name="T12">(pl. egyeztet a koordinációs központokkal, internet szolgáltatókkal, támadó rendszer tulajdonosaival, más áldozatokkal, CSIRT-ekkel és gyártókkal).</text:span></text:p>
          </table:table-cell>
          <table:table-cell table:style-name="ce27" office:value-type="string" calcext:value-type="string" table:number-columns-spanned="1" table:number-rows-spanned="2">
            <text:p>RC.CO-1: <text:span text:style-name="T6">Public relations are managed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94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94"/>
          <table:covered-table-cell table:style-name="ce101"/>
          <table:table-cell table:style-name="ce27" office:value-type="string" calcext:value-type="string" table:number-columns-spanned="1" table:number-rows-spanned="2">
            <text:p>RC.CO-2: <text:span text:style-name="T6">Reputation is repaired after an incident 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94"/>
          <table:covered-table-cell table:style-name="ce101"/>
          <table:covered-table-cell table:style-name="ce29"/>
          <table:table-cell table:style-name="ce110"/>
          <table:table-cell table:number-columns-repeated="60"/>
        </table:table-row>
        <table:table-row table:style-name="ro1">
          <table:covered-table-cell table:style-name="ce94"/>
          <table:covered-table-cell table:style-name="ce101"/>
          <table:table-cell table:style-name="ce27" office:value-type="string" calcext:value-type="string" table:number-columns-spanned="1" table:number-rows-spanned="3">
            <text:p>RC.CO-3: <text:span text:style-name="T6">Recovery activities are communicated to internal and external stakeholders as well as executive and management teams</text:span></text:p>
          </table:table-cell>
          <table:table-cell table:style-name="ce109"/>
          <table:table-cell table:number-columns-repeated="60"/>
        </table:table-row>
        <table:table-row table:style-name="ro1">
          <table:covered-table-cell table:style-name="ce94"/>
          <table:covered-table-cell table:style-name="ce101"/>
          <table:covered-table-cell table:style-name="ce107"/>
          <table:table-cell table:style-name="ce109"/>
          <table:table-cell table:number-columns-repeated="60"/>
        </table:table-row>
        <table:table-row table:style-name="ro1">
          <table:covered-table-cell table:style-name="ce95"/>
          <table:covered-table-cell table:style-name="ce102"/>
          <table:covered-table-cell table:style-name="ce29"/>
          <table:table-cell table:style-name="ce110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3" table:number-rows-repeated="30">
          <table:table-cell table:style-name="ce97"/>
          <table:table-cell table:number-columns-repeated="63"/>
        </table:table-row>
        <table:table-row table:style-name="ro23">
          <table:table-cell table:style-name="ce98"/>
          <table:table-cell table:number-columns-repeated="63"/>
        </table:table-row>
        <table:table-row table:style-name="ro1" table:number-rows-repeated="104803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2P0" style:volatile="true" number:language="hu" number:country="HU">
      <number:number number:decimal-places="0" loext:min-decimal-places="0" number:min-integer-digits="1" number:grouping="true"/>
      <number:text> Ft</number:text>
    </number:number-style>
    <number:number-style style:name="N10142" number:language="hu" number:country="HU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142P0"/>
    </number:number-style>
    <number:number-style style:name="N10143P0" style:volatile="true" number:language="hu" number:country="HU">
      <number:number number:decimal-places="0" loext:min-decimal-places="0" number:min-integer-digits="1" number:grouping="true"/>
      <number:text> Ft</number:text>
    </number:number-style>
    <number:number-style style:name="N10143" number:language="hu" number:country="HU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143P0"/>
    </number:number-style>
    <number:number-style style:name="N10145P0" style:volatile="true" number:language="hu" number:country="HU">
      <number:number number:decimal-places="2" loext:min-decimal-places="2" number:min-integer-digits="1" number:grouping="true"/>
      <number:text> Ft</number:text>
    </number:number-style>
    <number:number-style style:name="N10145" number:language="hu" number:country="HU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0145P0"/>
    </number:number-style>
    <number:number-style style:name="N10146P0" style:volatile="true" number:language="hu" number:country="HU">
      <number:number number:decimal-places="2" loext:min-decimal-places="2" number:min-integer-digits="1" number:grouping="true"/>
      <number:text> Ft</number:text>
    </number:number-style>
    <number:number-style style:name="N10146" number:language="hu" number:country="HU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0146P0"/>
    </number:number-style>
    <number:date-style style:name="N10147" number:language="hu" number:country="HU">
      <number:year number:style="long"/>
      <number:text>.</number:text>
      <number:month number:style="long"/>
      <number:text>.</number:text>
      <number:day number:style="long"/>
    </number:date-style>
    <number:date-style style:name="N10148" number:language="hu" number:country="HU">
      <number:day number:style="long"/>
      <number:text>.</number:text>
      <number:month number:textual="true"/>
      <number:text>.</number:text>
      <number:year/>
    </number:date-style>
    <number:date-style style:name="N10149" number:language="hu" number:country="HU">
      <number:day number:style="long"/>
      <number:text>.</number:text>
      <number:month number:textual="true"/>
    </number:date-style>
    <number:date-style style:name="N10150" number:language="hu" number:country="HU">
      <number:month number:textual="true"/>
      <number:text>.</number:text>
      <number:year/>
    </number:date-style>
    <number:time-style style:name="N10151" number:language="hu" number:country="HU">
      <number:hours/>
      <number:text>:</number:text>
      <number:minutes number:style="long"/>
      <number:text> </number:text>
      <number:am-pm/>
    </number:time-style>
    <number:time-style style:name="N10152" number:language="hu" number:country="H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3" number:language="hu" number:country="HU">
      <number:hours/>
      <number:text>:</number:text>
      <number:minutes number:style="long"/>
    </number:time-style>
    <number:time-style style:name="N10154" number:language="hu" number:country="HU">
      <number:hours/>
      <number:text>:</number:text>
      <number:minutes number:style="long"/>
      <number:text>:</number:text>
      <number:seconds number:style="long"/>
    </number:time-style>
    <number:date-style style:name="N10155" number:language="hu" number:country="HU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0157P0" style:volatile="true" number:language="hu" number:country="HU">
      <number:number number:decimal-places="0" loext:min-decimal-places="0" number:min-integer-digits="1" number:grouping="true"/>
      <number:text>    </number:text>
    </number:number-style>
    <number:number-style style:name="N10157" number:language="hu" number:country="HU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57P0"/>
    </number:number-style>
    <number:number-style style:name="N10158P0" style:volatile="true" number:language="hu" number:country="HU">
      <number:number number:decimal-places="0" loext:min-decimal-places="0" number:min-integer-digits="1" number:grouping="true"/>
      <number:text>    </number:text>
    </number:number-style>
    <number:number-style style:name="N10158" number:language="hu" number:country="HU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58P0"/>
    </number:number-style>
    <number:number-style style:name="N10160P0" style:volatile="true" number:language="hu" number:country="HU">
      <number:number number:decimal-places="2" loext:min-decimal-places="2" number:min-integer-digits="1" number:grouping="true"/>
      <number:text>    </number:text>
    </number:number-style>
    <number:number-style style:name="N10160" number:language="hu" number:country="HU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60P0"/>
    </number:number-style>
    <number:number-style style:name="N10161P0" style:volatile="true" number:language="hu" number:country="HU">
      <number:number number:decimal-places="2" loext:min-decimal-places="2" number:min-integer-digits="1" number:grouping="true"/>
      <number:text>    </number:text>
    </number:number-style>
    <number:number-style style:name="N10161" number:language="hu" number:country="HU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61P0"/>
    </number:number-style>
    <number:number-style style:name="N10165P0" style:volatile="true" number:language="hu" number:country="HU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65P1" style:volatile="true" number:language="hu" number:country="HU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65P2" style:volatile="true" number:language="hu" number:country="HU">
      <loext:text> </loext:text>
      <loext:fill-character> </loext:fill-character>
      <number:text>-     </number:text>
    </number:number-style>
    <number:text-style style:name="N10165" number:language="hu" number:country="HU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9P0" style:volatile="true" number:language="hu" number:country="HU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0169P1" style:volatile="true" number:language="hu" number:country="HU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0169P2" style:volatile="true" number:language="hu" number:country="HU">
      <loext:text> </loext:text>
      <loext:fill-character> </loext:fill-character>
      <number:text>- Ft </number:text>
    </number:number-style>
    <number:text-style style:name="N10169" number:language="hu" number:country="HU">
      <number:text> </number:text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number-style style:name="N10173P0" style:volatile="true" number:language="hu" number:country="HU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73P1" style:volatile="true" number:language="hu" number:country="HU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73P2" style:volatile="true" number:language="hu" number:country="HU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73" number:language="hu" number:country="HU">
      <number:text> </number:text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number:number-style style:name="N10177P0" style:volatile="true" number:language="hu" number:country="HU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0177P1" style:volatile="true" number:language="hu" number:country="HU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0177P2" style:volatile="true" number:language="hu" number:country="HU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0177" number:language="hu" number:country="HU">
      <number:text> </number:text>
      <number:text-content/>
      <number:text> </number:text>
      <style:map style:condition="value()&gt;0" style:apply-style-name="N10177P0"/>
      <style:map style:condition="value()&lt;0" style:apply-style-name="N10177P1"/>
      <style:map style:condition="value()=0" style:apply-style-name="N1017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00.00.00</text:date>, <text:time style:data-style-name="N2" text:time-value="18:17:42.743746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Daniel R. Topper</meta:initial-creator>
    <meta:creation-date>2018-04-16T16:42:20</meta:creation-date>
    <dc:date>2020-09-01T18:18:14.759021116</dc:date>
    <meta:generator>LibreOffice/6.4.3.2$Linux_X86_64 LibreOffice_project/40$Build-2</meta:generator>
    <meta:editing-duration>P25DT11H52M10S</meta:editing-duration>
    <meta:editing-cycles>67</meta:editing-cycles>
    <meta:document-statistic meta:table-count="1" meta:cell-count="47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